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592c1e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ad032" officeooo:paragraph-rsid="005ad03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bee0b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ad03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c4373" officeooo:paragraph-rsid="005c4373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ad032" fo:background-color="#ffff00" style:font-size-asian="14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c612a" officeooo:paragraph-rsid="00239b39" fo:background-color="transparent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109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110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111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12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c4373" officeooo:paragraph-rsid="005c4373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15086" officeooo:paragraph-rsid="0061508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20fdc" officeooo:paragraph-rsid="00620fd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2cf82" officeooo:paragraph-rsid="0062cf8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4114a" officeooo:paragraph-rsid="006411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417dc" officeooo:paragraph-rsid="006417d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5a38f" officeooo:paragraph-rsid="0065a38f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6dd16" officeooo:paragraph-rsid="0066dd1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76b82" officeooo:paragraph-rsid="00676b8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7e5b9" officeooo:paragraph-rsid="0067e5b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849f7" officeooo:paragraph-rsid="006849f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99c1f" officeooo:paragraph-rsid="00699c1f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9dd2b" officeooo:paragraph-rsid="0069dd2b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a16c4" officeooo:paragraph-rsid="006a16c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a37ec" officeooo:paragraph-rsid="006a37e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b6640" officeooo:paragraph-rsid="006b664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d1f75" officeooo:paragraph-rsid="006d1f7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d1f75" officeooo:paragraph-rsid="006ea9e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e4412" officeooo:paragraph-rsid="006e441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ea9e0" officeooo:paragraph-rsid="006ea9e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6f4f52" officeooo:paragraph-rsid="006f4f5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6d1f75" officeooo:paragraph-rsid="006d1f75" fo:background-color="transparent" style:font-size-asian="14pt" style:font-style-asian="normal" style:font-weight-asian="bold" style:font-size-complex="16pt" style:font-style-complex="normal" style:font-weight-complex="bold"/>
    </style:style>
    <style:style style:name="P137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officeooo:rsid="00543304" style:font-weight-asian="bold" style:font-weight-complex="bold"/>
    </style:style>
    <style:style style:name="T13" style:family="text">
      <style:text-properties fo:font-weight="bold" officeooo:rsid="00560615" style:font-weight-asian="bold" style:font-weight-complex="bold"/>
    </style:style>
    <style:style style:name="T14" style:family="text">
      <style:text-properties fo:font-weight="bold" officeooo:rsid="00592c1e" style:font-weight-asian="bold" style:font-weight-complex="bold"/>
    </style:style>
    <style:style style:name="T15" style:family="text">
      <style:text-properties fo:font-weight="bold" officeooo:rsid="005ad032" style:font-weight-asian="bold" style:font-weight-complex="bold"/>
    </style:style>
    <style:style style:name="T16" style:family="text">
      <style:text-properties fo:font-weight="bold" officeooo:rsid="005bee0b" style:font-weight-asian="bold" style:font-weight-complex="bold"/>
    </style:style>
    <style:style style:name="T17" style:family="text">
      <style:text-properties fo:font-weight="bold" officeooo:rsid="0062cf82" style:font-weight-asian="bold" style:font-weight-complex="bold"/>
    </style:style>
    <style:style style:name="T18" style:family="text">
      <style:text-properties fo:font-weight="bold" officeooo:rsid="006417dc" style:font-weight-asian="bold" style:font-weight-complex="bold"/>
    </style:style>
    <style:style style:name="T19" style:family="text">
      <style:text-properties fo:font-weight="bold" officeooo:rsid="0069dd2b" style:font-weight-asian="bold" style:font-weight-complex="bold"/>
    </style:style>
    <style:style style:name="T20" style:family="text">
      <style:text-properties fo:font-weight="bold" officeooo:rsid="006d1f75" style:font-weight-asian="bold" style:font-weight-complex="bold"/>
    </style:style>
    <style:style style:name="T21" style:family="text">
      <style:text-properties fo:font-weight="bold" officeooo:rsid="006ea9e0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officeooo:rsid="00346449" fo:background-color="#ffff00" loext:char-shading-value="0" style:font-weight-asian="bold" style:font-weight-complex="bold"/>
    </style:style>
    <style:style style:name="T24" style:family="text">
      <style:text-properties fo:font-weight="bold" officeooo:rsid="00583e82" fo:background-color="#ffff00" loext:char-shading-value="0" style:font-weight-asian="bold" style:font-weight-complex="bold"/>
    </style:style>
    <style:style style:name="T25" style:family="text">
      <style:text-properties fo:font-weight="bold" officeooo:rsid="005ad032" fo:background-color="#ffff00" loext:char-shading-value="0" style:font-weight-asian="bold" style:font-weight-complex="bold"/>
    </style:style>
    <style:style style:name="T26" style:family="text">
      <style:text-properties fo:font-weight="bold" officeooo:rsid="005bee0b" fo:background-color="#ffff00" loext:char-shading-value="0" style:font-weight-asian="bold" style:font-weight-complex="bold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fo:font-weight="bold" officeooo:rsid="006417dc" fo:background-color="#ffff00" loext:char-shading-value="0" style:font-weight-asian="bold" style:font-weight-complex="bold"/>
    </style:style>
    <style:style style:name="T29" style:family="text">
      <style:text-properties fo:font-weight="bold" officeooo:rsid="0069dd2b" fo:background-color="#ffff00" loext:char-shading-value="0" style:font-weight-asian="bold" style:font-weight-complex="bold"/>
    </style:style>
    <style:style style:name="T30" style:family="text">
      <style:text-properties fo:font-weight="bold" officeooo:rsid="006ea9e0" fo:background-color="#ffff00" loext:char-shading-value="0" style:font-weight-asian="bold" style:font-weight-complex="bold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34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244bcc" fo:background-color="#ffff00" loext:char-shading-value="0" style:font-size-asian="16pt" style:font-weight-asian="normal" style:font-size-complex="16pt" style:font-weight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background-color="#ffff00" loext:char-shading-value="0"/>
    </style:style>
    <style:style style:name="T44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45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46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47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48" style:family="text">
      <style:text-properties style:text-underline-style="solid" style:text-underline-width="auto" style:text-underline-color="font-color" fo:background-color="#ffff00" loext:char-shading-value="0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51" style:family="text">
      <style:text-properties style:text-underline-style="solid" style:text-underline-width="auto" style:text-underline-color="font-color" officeooo:rsid="003c15c7"/>
    </style:style>
    <style:style style:name="T52" style:family="text">
      <style:text-properties style:text-underline-style="solid" style:text-underline-width="auto" style:text-underline-color="font-color" officeooo:rsid="004c612a"/>
    </style:style>
    <style:style style:name="T5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4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55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5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59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60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61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3a4d14" style:font-style-asian="italic" style:font-style-complex="italic"/>
    </style:style>
    <style:style style:name="T64" style:family="text">
      <style:text-properties fo:font-style="italic" fo:background-color="transparent" loext:char-shading-value="0" style:font-style-asian="italic" style:font-style-complex="italic"/>
    </style:style>
    <style:style style:name="T65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66" style:family="text">
      <style:text-properties fo:font-style="italic" fo:background-color="#ffff00" loext:char-shading-value="0" style:font-style-asian="italic" style:font-style-complex="italic"/>
    </style:style>
    <style:style style:name="T67" style:family="text">
      <style:text-properties fo:font-style="italic" officeooo:rsid="005419c8" fo:background-color="#ffff00" loext:char-shading-value="0" style:font-style-asian="italic" style:font-style-complex="italic"/>
    </style:style>
    <style:style style:name="T68" style:family="text">
      <style:text-properties fo:font-style="italic" fo:background-color="#ffff00" loext:char-shading-value="0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62cf82" style:font-style-asian="italic" style:font-weight-asian="bold" style:font-style-complex="italic" style:font-weight-complex="bold"/>
    </style:style>
    <style:style style:name="T71" style:family="text">
      <style:text-properties style:text-position="super 58%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2f628e" style:font-style-asian="normal" style:font-style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024d75d" style:font-style-asian="normal" style:font-style-complex="normal"/>
    </style:style>
    <style:style style:name="T76" style:family="text">
      <style:text-properties fo:font-style="normal" style:text-underline-style="none" officeooo:rsid="0023dfa3" style:font-style-asian="normal" style:font-style-complex="normal"/>
    </style:style>
    <style:style style:name="T77" style:family="text">
      <style:text-properties fo:font-style="normal" style:text-underline-style="none" officeooo:rsid="00262098" style:font-style-asian="normal" style:font-style-complex="normal"/>
    </style:style>
    <style:style style:name="T78" style:family="text">
      <style:text-properties fo:font-style="normal" style:text-underline-style="none" officeooo:rsid="00281f13" style:font-style-asian="normal" style:font-style-complex="normal"/>
    </style:style>
    <style:style style:name="T7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82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83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84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85" style:family="text">
      <style:text-properties officeooo:rsid="00220d3d"/>
    </style:style>
    <style:style style:name="T86" style:family="text">
      <style:text-properties officeooo:rsid="002232db"/>
    </style:style>
    <style:style style:name="T87" style:family="text">
      <style:text-properties fo:background-color="#ffff00" loext:char-shading-value="0"/>
    </style:style>
    <style:style style:name="T88" style:family="text">
      <style:text-properties officeooo:rsid="0023dfa3" fo:background-color="#ffff00" loext:char-shading-value="0"/>
    </style:style>
    <style:style style:name="T89" style:family="text">
      <style:text-properties officeooo:rsid="0029e675" fo:background-color="#ffff00" loext:char-shading-value="0"/>
    </style:style>
    <style:style style:name="T90" style:family="text">
      <style:text-properties officeooo:rsid="002bd642" fo:background-color="#ffff00" loext:char-shading-value="0"/>
    </style:style>
    <style:style style:name="T91" style:family="text">
      <style:text-properties officeooo:rsid="001e1259" fo:background-color="#ffff00" loext:char-shading-value="0"/>
    </style:style>
    <style:style style:name="T92" style:family="text">
      <style:text-properties officeooo:rsid="00220d3d" fo:background-color="#ffff00" loext:char-shading-value="0"/>
    </style:style>
    <style:style style:name="T93" style:family="text">
      <style:text-properties officeooo:rsid="0030a860" fo:background-color="#ffff00" loext:char-shading-value="0"/>
    </style:style>
    <style:style style:name="T94" style:family="text">
      <style:text-properties officeooo:rsid="00346449" fo:background-color="#ffff00" loext:char-shading-value="0"/>
    </style:style>
    <style:style style:name="T95" style:family="text">
      <style:text-properties officeooo:rsid="00417b89" fo:background-color="#ffff00" loext:char-shading-value="0"/>
    </style:style>
    <style:style style:name="T96" style:family="text">
      <style:text-properties officeooo:rsid="004c612a" fo:background-color="#ffff00" loext:char-shading-value="0"/>
    </style:style>
    <style:style style:name="T97" style:family="text">
      <style:text-properties officeooo:rsid="004d86e7" fo:background-color="#ffff00" loext:char-shading-value="0"/>
    </style:style>
    <style:style style:name="T98" style:family="text">
      <style:text-properties officeooo:rsid="005141b2" fo:background-color="#ffff00" loext:char-shading-value="0"/>
    </style:style>
    <style:style style:name="T99" style:family="text">
      <style:text-properties officeooo:rsid="00560615" fo:background-color="#ffff00" loext:char-shading-value="0"/>
    </style:style>
    <style:style style:name="T100" style:family="text">
      <style:text-properties officeooo:rsid="00583e82" fo:background-color="#ffff00" loext:char-shading-value="0"/>
    </style:style>
    <style:style style:name="T101" style:family="text">
      <style:text-properties officeooo:rsid="00592c1e" fo:background-color="#ffff00" loext:char-shading-value="0"/>
    </style:style>
    <style:style style:name="T102" style:family="text">
      <style:text-properties officeooo:rsid="005ad032" fo:background-color="#ffff00" loext:char-shading-value="0"/>
    </style:style>
    <style:style style:name="T103" style:family="text">
      <style:text-properties officeooo:rsid="005bee0b" fo:background-color="#ffff00" loext:char-shading-value="0"/>
    </style:style>
    <style:style style:name="T104" style:family="text">
      <style:text-properties fo:background-color="#ffff00" loext:char-shading-value="0"/>
    </style:style>
    <style:style style:name="T105" style:family="text">
      <style:text-properties officeooo:rsid="0062cf82" fo:background-color="#ffff00" loext:char-shading-value="0"/>
    </style:style>
    <style:style style:name="T106" style:family="text">
      <style:text-properties officeooo:rsid="006417dc" fo:background-color="#ffff00" loext:char-shading-value="0"/>
    </style:style>
    <style:style style:name="T107" style:family="text">
      <style:text-properties officeooo:rsid="0067e5b9" fo:background-color="#ffff00" loext:char-shading-value="0"/>
    </style:style>
    <style:style style:name="T108" style:family="text">
      <style:text-properties officeooo:rsid="0069dd2b" fo:background-color="#ffff00" loext:char-shading-value="0"/>
    </style:style>
    <style:style style:name="T109" style:family="text">
      <style:text-properties officeooo:rsid="006a16c4" fo:background-color="#ffff00" loext:char-shading-value="0"/>
    </style:style>
    <style:style style:name="T110" style:family="text">
      <style:text-properties officeooo:rsid="006d1f75" fo:background-color="#ffff00" loext:char-shading-value="0"/>
    </style:style>
    <style:style style:name="T111" style:family="text">
      <style:text-properties officeooo:rsid="006ea9e0" fo:background-color="#ffff00" loext:char-shading-value="0"/>
    </style:style>
    <style:style style:name="T112" style:family="text">
      <style:text-properties officeooo:rsid="0023dfa3"/>
    </style:style>
    <style:style style:name="T113" style:family="text">
      <style:text-properties officeooo:rsid="00244bcc"/>
    </style:style>
    <style:style style:name="T114" style:family="text">
      <style:text-properties officeooo:rsid="00281f13"/>
    </style:style>
    <style:style style:name="T115" style:family="text">
      <style:text-properties officeooo:rsid="0029e675"/>
    </style:style>
    <style:style style:name="T116" style:family="text">
      <style:text-properties officeooo:rsid="002bd642"/>
    </style:style>
    <style:style style:name="T117" style:family="text">
      <style:text-properties officeooo:rsid="002c8553"/>
    </style:style>
    <style:style style:name="T118" style:family="text">
      <style:text-properties officeooo:rsid="0030a860"/>
    </style:style>
    <style:style style:name="T119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120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121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122" style:family="text">
      <style:text-properties fo:font-size="18pt" style:text-underline-style="none" officeooo:rsid="00352a69" style:font-size-asian="18pt" style:font-size-complex="18pt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fo:background-color="transparent" loext:char-shading-value="0"/>
    </style:style>
    <style:style style:name="T125" style:family="text">
      <style:text-properties style:text-underline-style="none" officeooo:rsid="003a4d14" fo:background-color="transparent" loext:char-shading-value="0"/>
    </style:style>
    <style:style style:name="T126" style:family="text">
      <style:text-properties style:text-underline-style="none" officeooo:rsid="003af74a" fo:background-color="transparent" loext:char-shading-value="0"/>
    </style:style>
    <style:style style:name="T127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28" style:family="text">
      <style:text-properties style:text-underline-style="none" officeooo:rsid="003af74a"/>
    </style:style>
    <style:style style:name="T129" style:family="text">
      <style:text-properties officeooo:rsid="00358f60"/>
    </style:style>
    <style:style style:name="T130" style:family="text">
      <style:text-properties officeooo:rsid="003736e2"/>
    </style:style>
    <style:style style:name="T131" style:family="text">
      <style:text-properties officeooo:rsid="0037f7a1"/>
    </style:style>
    <style:style style:name="T132" style:family="text">
      <style:text-properties fo:background-color="transparent" loext:char-shading-value="0"/>
    </style:style>
    <style:style style:name="T133" style:family="text">
      <style:text-properties officeooo:rsid="003c15c7" fo:background-color="transparent" loext:char-shading-value="0"/>
    </style:style>
    <style:style style:name="T134" style:family="text">
      <style:text-properties officeooo:rsid="003c15c7"/>
    </style:style>
    <style:style style:name="T135" style:family="text">
      <style:text-properties officeooo:rsid="003d5ef9"/>
    </style:style>
    <style:style style:name="T136" style:family="text">
      <style:text-properties officeooo:rsid="003eff8d"/>
    </style:style>
    <style:style style:name="T137" style:family="text">
      <style:text-properties officeooo:rsid="00417b89"/>
    </style:style>
    <style:style style:name="T138" style:family="text">
      <style:text-properties officeooo:rsid="004250fa"/>
    </style:style>
    <style:style style:name="T139" style:family="text">
      <style:text-properties officeooo:rsid="00463f87"/>
    </style:style>
    <style:style style:name="T140" style:family="text">
      <style:text-properties officeooo:rsid="00491bbf"/>
    </style:style>
    <style:style style:name="T141" style:family="text">
      <style:text-properties officeooo:rsid="00346449"/>
    </style:style>
    <style:style style:name="T142" style:family="text">
      <style:text-properties officeooo:rsid="004c612a"/>
    </style:style>
    <style:style style:name="T143" style:family="text">
      <style:text-properties officeooo:rsid="004d86e7"/>
    </style:style>
    <style:style style:name="T144" style:family="text">
      <style:text-properties officeooo:rsid="005419c8"/>
    </style:style>
    <style:style style:name="T145" style:family="text">
      <style:text-properties officeooo:rsid="00543304"/>
    </style:style>
    <style:style style:name="T146" style:family="text">
      <style:text-properties officeooo:rsid="00560615"/>
    </style:style>
    <style:style style:name="T147" style:family="text">
      <style:text-properties officeooo:rsid="00583e82"/>
    </style:style>
    <style:style style:name="T148" style:family="text">
      <style:text-properties officeooo:rsid="00592c1e"/>
    </style:style>
    <style:style style:name="T149" style:family="text">
      <style:text-properties officeooo:rsid="005ad032"/>
    </style:style>
    <style:style style:name="T150" style:family="text">
      <style:text-properties officeooo:rsid="005bee0b"/>
    </style:style>
    <style:style style:name="T151" style:family="text">
      <style:text-properties officeooo:rsid="0062cf82"/>
    </style:style>
    <style:style style:name="T152" style:family="text">
      <style:text-properties officeooo:rsid="006417dc"/>
    </style:style>
    <style:style style:name="T153" style:family="text">
      <style:text-properties officeooo:rsid="0067e5b9"/>
    </style:style>
    <style:style style:name="T154" style:family="text">
      <style:text-properties officeooo:rsid="0069dd2b"/>
    </style:style>
    <style:style style:name="T155" style:family="text">
      <style:text-properties fo:color="#c9211e" loext:opacity="100%" fo:font-weight="bold" style:font-weight-asian="bold" style:font-weight-complex="bold"/>
    </style:style>
    <style:style style:name="T156" style:family="text">
      <style:text-properties officeooo:rsid="006d1f75"/>
    </style:style>
    <style:style style:name="T157" style:family="text">
      <style:text-properties officeooo:rsid="006ea9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32">MODERN JAVASCRIPT WEBSITE NOTES</text:span></text:p>
      <text:p text:style-name="P3"><text:tab/><text:tab/><text:tab/><text:tab/><text:tab/><text:tab/><text:span text:style-name="T91">PART – 1</text:span></text:p>
      <text:p text:style-name="P3"/>
      <text:p text:style-name="P4">Prefix: Creator: <text:span text:style-name="T87">Brendon Eich, 1995 </text:span><text:span text:style-name="T98">created by Netscape.</text:span></text:p>
      <text:p text:style-name="P4"/>
      <text:list xml:id="list1425961856" text:style-name="L1">
        <text:list-item>
          <text:p text:style-name="P99"><text:s/><text:span text:style-name="T1">Intially, it was called </text:span><text:span text:style-name="T3">Live Script. </text:span></text:p>
          <text:p text:style-name="P99"><text:span text:style-name="T3"><text:s/></text:span><text:span text:style-name="T136">Created to make web pages alive.</text:span></text:p>
          <text:p text:style-name="P104"/>
        </text:list-item>
        <text:list-item>
          <text:p text:style-name="P98"><text:s/><text:span text:style-name="T1">The browser has an embedded engine called a </text:span><text:span text:style-name="T3">‘JavaScript Virtual Engine’.</text:span></text:p>
          <text:p text:style-name="P103"/>
        </text:list-item>
        <text:list-item>
          <text:p text:style-name="P100">Different Engines Codename:</text:p>
          <text:p text:style-name="P100">a. <text:span text:style-name="T2">Chrome and Opera</text:span> : <text:span text:style-name="T53">V8</text:span></text:p>
          <text:p text:style-name="P100">b. <text:span text:style-name="T2">Firefox</text:span>: <text:span text:style-name="T53">SpiderMonkey</text:span></text:p>
          <text:p text:style-name="P100">c. <text:span text:style-name="T2">IE: </text:span><text:span text:style-name="T53">Trident</text:span><text:span text:style-name="T56"> </text:span><text:span text:style-name="T53">and Chakra</text:span></text:p>
          <text:p text:style-name="P100">d. <text:span text:style-name="T2">Microsoft Edge</text:span>: <text:span text:style-name="T53">Chakra Core</text:span></text:p>
          <text:p text:style-name="P100">e. <text:span text:style-name="T2">Safari</text:span>: <text:span text:style-name="T53">Nitro and Squirel Fish</text:span></text:p>
          <text:p text:style-name="P105"/>
        </text:list-item>
        <text:list-item>
          <text:p text:style-name="P108">JavaScript Engine Working -</text:p>
          <text:p text:style-name="P108">a. The Engine reads (<text:span text:style-name="T2">parses</text:span>) the whole script.</text:p>
          <text:p text:style-name="P108">b. Then, it converts (<text:span text:style-name="T2">compiles</text:span>) the script to the Machine Code.</text:p>
          <text:p text:style-name="P108">c. And, then the machine-code runs, pretty fast.</text:p>
          <text:p text:style-name="P108"/>
        </text:list-item>
        <text:list-item>
          <text:p text:style-name="P109"><text:span text:style-name="T2">SAME ORIGIN POLICY </text:span>: Different Tabs/Window <text:span text:style-name="T118">in a browser</text:span> generally don’t know about each other. This is called Same Origin Policy.</text:p>
          <text:p text:style-name="P109"/>
        </text:list-item>
        <text:list-item>
          <text:p text:style-name="P109">Flavours of JavaScript</text:p>
          <text:p text:style-name="P109">a. <text:span text:style-name="T2">Coffee Script</text:span></text:p>
          <text:p text:style-name="P109">b. <text:span text:style-name="T2">TypeScript</text:span>: <text:span text:style-name="T53">By Microsoft</text:span></text:p>
          <text:p text:style-name="P109">c. <text:span text:style-name="T2">Flow</text:span>: <text:span text:style-name="T53">By Facebook</text:span></text:p>
          <text:p text:style-name="P109">d. <text:span text:style-name="T2">Dart</text:span>: <text:span text:style-name="T53">By Google</text:span></text:p>
          <text:p text:style-name="P106"/>
        </text:list-item>
        <text:list-item>
          <text:p text:style-name="P109"><text:span text:style-name="T2">ECMA</text:span>: European Computer Manufacture’s Association. It is a <text:span text:style-name="T53">STANDARD</text:span> for scripting language such as JavaScript.</text:p>
          <text:p text:style-name="P109"/>
        </text:list-item>
        <text:list-item>
          <text:p text:style-name="P109"><text:span text:style-name="T2">Semi-Colon</text:span>: JavaScript interprets the <text:span text:style-name="T53">line-breaks</text:span> as an ‘<text:span text:style-name="T53">implicit</text:span>’ semi-colon. This is called “<text:span text:style-name="T56">Automatic Semicolon Insertion</text:span>”.</text:p>
          <text:p text:style-name="P109"/>
        </text:list-item>
        <text:list-item>
          <text:p text:style-name="P107"><text:soft-page-break/>JavaScript is Case-Sensitive Language.</text:p>
          <text:p text:style-name="P110">Js programs can be inserted almost anywhere into an HTML document using the &lt;script&gt; tag.</text:p>
        </text:list-item>
      </text:list>
      <text:p text:style-name="P36"/>
      <text:p text:style-name="P36">10. <text:span text:style-name="T22">Special Directive</text:span><text:span text:style-name="T87">:</text:span></text:p>
      <text:p text:style-name="P36"><text:tab/>a. <text:span text:style-name="T2">use strict</text:span> : When it is located at the top of a script, the whole <text:tab/><text:tab/>script works the Modern Way. <text:span text:style-name="T138">Should be at top of your script, </text:span></text:p>
      <text:p text:style-name="P36"><text:tab/><text:span text:style-name="T138">otherwise strict mode may not be enabled.</text:span></text:p>
      <text:p text:style-name="P36"><text:tab/><text:span text:style-name="T117">b. </text:span><text:span text:style-name="T9">continue and brea</text:span><text:span text:style-name="T12">k</text:span></text:p>
      <text:p text:style-name="P36"><text:span text:style-name="T12"><text:tab/></text:span><text:span text:style-name="T145">c. </text:span><text:span text:style-name="T12">return</text:span></text:p>
      <text:p text:style-name="P36"><text:tab/><text:tab/></text:p>
      <text:p text:style-name="P36">11. <text:s/><text:span text:style-name="T2">Variables</text:span>: let, var, const.</text:p>
      <text:p text:style-name="P36"/>
      <text:p text:style-name="P36">12. <text:s/><text:span text:style-name="T87">There are </text:span><text:span text:style-name="T22">8 Basic-Types</text:span><text:span text:style-name="T87"> in JavaScript</text:span>:</text:p>
      <text:list xml:id="list406921970" text:style-name="L2">
        <text:list-item>
          <text:p text:style-name="P111"><text:span text:style-name="T2">Numbers</text:span> : Integer, Floating point : +-2<text:span text:style-name="T71">53 </text:span></text:p>
        </text:list-item>
        <text:list-item>
          <text:p text:style-name="P137"><text:span text:style-name="T2">BigInt</text:span> : By appending ‘<text:span text:style-name="T56">n</text:span>’ to the end of an integer</text:p>
        </text:list-item>
        <text:list-item>
          <text:p text:style-name="P137"><text:span text:style-name="T2">String</text:span>: May have zero(<text:span text:style-name="T53">empty-string</text:span>) or more characters</text:p>
        </text:list-item>
        <text:list-item>
          <text:p text:style-name="P137"><text:span text:style-name="T2">Boolean</text:span>: True/False</text:p>
        </text:list-item>
        <text:list-item>
          <text:p text:style-name="P137"><text:span text:style-name="T2">null</text:span>: Standalone type meaning <text:span text:style-name="T92">N</text:span><text:span text:style-name="T59">othing, Empty, Value-Unknown</text:span></text:p>
        </text:list-item>
        <text:list-item>
          <text:p text:style-name="P137"><text:span text:style-name="T2">undefined</text:span>: Standalone type <text:span text:style-name="T85">meaning </text:span><text:span text:style-name="T59">Value is not Assigned</text:span></text:p>
        </text:list-item>
        <text:list-item>
          <text:p text:style-name="P137"><text:span text:style-name="T2">Object</text:span>: For complex Data Structure</text:p>
        </text:list-item>
        <text:list-item>
          <text:p text:style-name="P137"><text:span text:style-name="T2">Symbol</text:span>: For unique Identifier</text:p>
        </text:list-item>
      </text:list>
      <text:p text:style-name="P94"/>
      <text:p text:style-name="P94">13. <text:s/><text:span text:style-name="T2">typeof</text:span> Operator : <text:span text:style-name="T87">Returns a string</text:span> with the name of the type.</text:p>
      <text:p text:style-name="P94"><text:tab/><text:tab/><text:tab/><text:tab/><text:span text:style-name="T2">Ex</text:span>- <text:span text:style-name="T87">typeof</text:span>(‘karan’) ----&gt; ‘<text:span text:style-name="T87">String</text:span>’</text:p>
      <text:list xml:id="list160308512299326" text:continue-list="list1425961856" text:style-name="L1">
        <text:list-header>
          <text:p text:style-name="P112"/>
        </text:list-header>
      </text:list>
      <text:p text:style-name="P35">14. <text:span text:style-name="T2">Dynamically-</text:span><text:span text:style-name="T4">T</text:span><text:span text:style-name="T2">yped</text:span>: JavaScript is called “dynamically-typed” meaning that there exist data types, <text:span text:style-name="T56">BUT</text:span> variables are not bound to any type.</text:p>
      <text:p text:style-name="P35"/>
      <text:p text:style-name="P35">15. <text:span text:style-name="T4">NaN</text:span><text:span text:style-name="T85"> – Not a Number.</text:span></text:p>
      <text:p text:style-name="P35"><text:tab/><text:tab/><text:span text:style-name="T85">Represents a Computational-Error.</text:span></text:p>
      <text:p text:style-name="P35"><text:tab/><text:tab/><text:span text:style-name="T92">Result of an incorrect or an undefined Mathematical Operation</text:span><text:span text:style-name="T85">.</text:span></text:p>
      <text:p text:style-name="P35"><text:tab/><text:tab/><text:span text:style-name="T4">Example</text:span><text:span text:style-name="T85">: karan/25 ----&gt; NaN</text:span></text:p>
      <text:p text:style-name="P35"/>
      <text:p text:style-name="P37">16. <text:span text:style-name="T22">Boolean Values comes as a Result of Comparison.</text:span></text:p>
      <text:p text:style-name="P37"><text:tab/><text:span text:style-name="T2">Example</text:span>: 14 &gt; 1 <text:s/>----&gt; True</text:p>
      <text:p text:style-name="P35"/>
      <text:p text:style-name="P37"><text:soft-page-break/>17. <text:span text:style-name="T5">INTERACTION</text:span><text:span text:style-name="T86"> : Alert, Prompt, Confirm </text:span><text:span text:style-name="T137">( </text:span><text:span text:style-name="T95">All are Browser specific commands</text:span><text:span text:style-name="T137"> )</text:span></text:p>
      <text:p text:style-name="P37"/>
      <text:p text:style-name="P38">18. <text:span text:style-name="T2">Alert Method</text:span> : <text:span text:style-name="T58">No return type</text:span></text:p>
      <text:p text:style-name="P38"><text:tab/><text:span text:style-name="T2">Ex</text:span>: alert(‘Karan’);</text:p>
      <text:p text:style-name="P38"><text:tab/>The <text:span text:style-name="T53">mini-window</text:span> with the message is called a <text:span text:style-name="T53">Modal-Window</text:span>.</text:p>
      <text:p text:style-name="P38"><text:tab/>The word ‘<text:span text:style-name="T53">modal</text:span>’ means that the visitor <text:span text:style-name="T53">can’t interact</text:span> with the rest of </text:p>
      <text:p text:style-name="P38"><text:tab/>the page, press other buttons etc until have dealth with the window.</text:p>
      <text:p text:style-name="P38"/>
      <text:p text:style-name="P38">19. <text:span text:style-name="T2">Prompt Method</text:span>:<text:span text:style-name="T53"> </text:span><text:span text:style-name="T58">Returns ‘text’ or ‘Null’ </text:span><text:span text:style-name="T87">(if pressed CANCEL or ESC Key).</text:span></text:p>
      <text:p text:style-name="P38"/>
      <text:p text:style-name="P38">20. <text:span text:style-name="T2">Confirm Method</text:span>: <text:span text:style-name="T58">Returns a Boolean-Value</text:span><text:span text:style-name="T87"> </text:span>i.e True/False.</text:p>
      <text:p text:style-name="P9"/>
      <text:p text:style-name="P10">21. <text:span text:style-name="T6">Type-Conversions : </text:span><text:span text:style-name="T40">Coercion Happens</text:span><text:span text:style-name="T23"> !</text:span></text:p>
      <text:list xml:id="list374644899" text:style-name="L3">
        <text:list-item>
          <text:p text:style-name="P101"><text:span text:style-name="T87">alert method – Automatically converts any value to a ‘</text:span><text:span text:style-name="T58">STRING</text:span><text:span text:style-name="T87">’</text:span>.</text:p>
        </text:list-item>
        <text:list-item>
          <text:p text:style-name="P102">Mathematical operations <text:span text:style-name="T53">convert values to numbers</text:span>.</text:p>
          <text:p text:style-name="P102">Ex: alert (<text:span text:style-name="T87"> ‘6’ / ‘2’</text:span> ); ---&gt;3</text:p>
        </text:list-item>
      </text:list>
      <text:p text:style-name="P11"/>
      <text:p text:style-name="P11">22. <text:span text:style-name="T2">Numeric Conversion Rules</text:span> <text:s/>i.e <text:s/>Number(value).</text:p>
      <text:p text:style-name="P11"><text:tab/></text:p>
      <text:p text:style-name="P11"><text:tab/><text:span text:style-name="T2">Value</text:span><text:tab/><text:tab/><text:span text:style-name="T2">Becomes</text:span></text:p>
      <text:p text:style-name="P11"><text:tab/><text:span text:style-name="T87">undefined<text:tab/><text:tab/>NaN<text:tab/></text:span><text:tab/>Ex: Number(undefined) ---&gt; NaN</text:p>
      <text:p text:style-name="P11"><text:tab/>null<text:tab/><text:tab/><text:tab/>0<text:tab/><text:tab/>Ex: Number(null) ---&gt; 0</text:p>
      <text:p text:style-name="P11"><text:tab/>true/false<text:tab/><text:tab/>1/0<text:tab/><text:tab/>Ex: Number(true) ---&gt;1</text:p>
      <text:p text:style-name="P11"><text:tab/><text:span text:style-name="T94">empty string<text:tab/>0<text:tab/><text:tab/>Ex: Number(‘’) or Number(‘\n\n’) --&gt; 0</text:span></text:p>
      <text:p text:style-name="P33"><text:span text:style-name="T141"><text:tab/></text:span><text:span text:style-name="T142">string<text:tab/><text:tab/>Whitespaces from start and end are removed</text:span></text:p>
      <text:p text:style-name="P33"><text:tab/><text:tab/><text:tab/><text:tab/><text:span text:style-name="T142">if the remaning string is empty, the result is 0.</text:span></text:p>
      <text:p text:style-name="P33"><text:tab/><text:tab/><text:tab/><text:tab/><text:span text:style-name="T142">otherwise, the number is ‘read’ from string.</text:span></text:p>
      <text:p text:style-name="P33"><text:tab/><text:tab/><text:tab/><text:tab/><text:span text:style-name="T52">An error gives NaN</text:span></text:p>
      <text:p text:style-name="P93"/>
      <text:p text:style-name="P92"><text:tab/><text:span text:style-name="T143">Ex: <text:s/>console.log( </text:span><text:span text:style-name="T97">‘\t \n’ - 2</text:span><text:span text:style-name="T143"> ) <text:s/><text:tab/>// -2</text:span></text:p>
      <text:p text:style-name="P92"><text:tab/> <text:s text:c="7"/><text:span text:style-name="T143">console.log( </text:span><text:span text:style-name="T97">‘ <text:s/>-9 <text:s/>’ + 5</text:span><text:span text:style-name="T143"> )<text:tab/>// <text:s/>‘ <text:s/>-9 <text:s/>5’</text:span></text:p>
      <text:p text:style-name="P11"/>
      <text:p text:style-name="P11">23. <text:span text:style-name="T2">Boolean Conversion Rules</text:span> i.e Boolean(values).</text:p>
      <text:p text:style-name="P11"/>
      <text:p text:style-name="P11"><text:tab/><text:span text:style-name="T142">It happens in </text:span><text:span text:style-name="T52">logical operations</text:span><text:span text:style-name="T142">. ( || &amp;&amp; ! )</text:span></text:p>
      <text:p text:style-name="P11"><text:tab/>Values like : <text:span text:style-name="T87">‘’(empty-string), 0, null, undefined, NaN</text:span> --&gt; False</text:p>
      <text:p text:style-name="P11"><text:soft-page-break/><text:tab/>Other Values: True</text:p>
      <text:p text:style-name="P11"><text:tab/></text:p>
      <text:p text:style-name="P12"><text:tab/><text:span text:style-name="T11">Trick Ex</text:span><text:span text:style-name="T142">: alert( </text:span><text:span text:style-name="T96">Boolean(‘ ’)</text:span><text:span text:style-name="T142">); ---&gt; True</text:span></text:p>
      <text:p text:style-name="P12"><text:span text:style-name="T142"><text:tab/><text:tab/><text:tab/>Since it’s an non-empty string, there </text:span><text:span text:style-name="T47">is a space in a string</text:span><text:span text:style-name="T142">. <text:s text:c="3"/></text:span></text:p>
      <text:p text:style-name="P11"><text:tab/><text:tab/><text:span text:style-name="T142">Ex-2: alert( </text:span><text:span text:style-name="T96">Boolean(‘0’)</text:span><text:span text:style-name="T142">); ---&gt;True (</text:span><text:span text:style-name="T47">Since, a string with ‘0’</text:span><text:span text:style-name="T142">)</text:span></text:p>
      <text:p text:style-name="P15"/>
      <text:p text:style-name="P11">24. <text:span text:style-name="T7">String Concatination</text:span><text:span text:style-name="T112"> : </text:span><text:span text:style-name="T7">‘+’</text:span></text:p>
      <text:p text:style-name="P11"><text:span text:style-name="T7"><text:tab/></text:span><text:span text:style-name="T112">If any of the </text:span><text:span text:style-name="T88">operand</text:span><text:span text:style-name="T112"> is a string, then the other value is converted to a <text:tab/>string too.</text:span></text:p>
      <text:p text:style-name="P11"><text:tab/><text:span text:style-name="T112">Ex: </text:span><text:span text:style-name="T88">console.log( 2 + ‘2’ ) ---&gt; ‘22’</text:span></text:p>
      <text:p text:style-name="P11"><text:tab/> <text:s text:c="6"/><text:span text:style-name="T88">console.log( 2 + 3 + ‘2’) ---&gt; ‘52’ <text:s/>(Since precedence is from left-right, Hence 2 + 3 result in 5 first, then when it sees a string ‘2’ the both are converted to string resulting in ‘52’)</text:span></text:p>
      <text:p text:style-name="P11"/>
      <text:p text:style-name="P13">25. <text:s/><text:span text:style-name="T2">COMPARISON</text:span>:</text:p>
      <text:p text:style-name="P13"/>
      <text:p text:style-name="P13"><text:tab/>a.<text:span text:style-name="T2"> STRING COMPARISON</text:span>: It follows ‘<text:span text:style-name="T53">lexographical order</text:span>’.</text:p>
      <text:p text:style-name="P13"><text:tab/><text:span text:style-name="T87">When comparing values of different types, Js converts the values to</text:span> <text:tab/><text:span text:style-name="T87">numbers.</text:span></text:p>
      <text:p text:style-name="P19"/>
      <text:p text:style-name="P20">i.e alert( <text:span text:style-name="T87">‘2’ &gt; 13</text:span> ) ---&gt; false <text:span text:style-name="T118">(</text:span><text:span text:style-name="T93">Different Types</text:span><text:span text:style-name="T118">)</text:span></text:p>
      <text:p text:style-name="P20">Here, ‘2’ is converted to <text:span text:style-name="T39">Number first</text:span>, i.e Number(‘2’) and then compared.</text:p>
      <text:p text:style-name="P20"/>
      <text:p text:style-name="P20">26. <text:s/><text:span text:style-name="T8">Strict-Equality Check / </text:span><text:span text:style-name="T10">Identically-Equal</text:span><text:span text:style-name="T113">: <text:s/>A regular equality check == has a problem.</text:span></text:p>
      <text:p text:style-name="P21">It can’t differenciate 0 from false.</text:p>
      <text:p text:style-name="P21">i.e alert( 0 == false ) ---&gt; True.</text:p>
      <text:p text:style-name="P21"/>
      <text:p text:style-name="P2"><text:span text:style-name="T33">REASON</text:span><text:span text:style-name="T34">: Since we are </text:span><text:span text:style-name="T36">comparing two different types</text:span><text:span text:style-name="T34">, hence </text:span><text:span text:style-name="T36">they are converted to Number first</text:span><text:span text:style-name="T34">, then the check is happening. Type-Conversion is </text:span><text:span text:style-name="T35">done</text:span><text:span text:style-name="T34"> by Js.</text:span></text:p>
      <text:p text:style-name="P21"/>
      <text:p text:style-name="P21"><text:span text:style-name="T2">Behind the Scene </text:span>: alert( 0 == Number(false)) --&gt; alert( 0 == 0 ) ---&gt; <text:span text:style-name="T53">True</text:span>.</text:p>
      <text:p text:style-name="P21"/>
      <text:p text:style-name="P21">A strict-equality operator === checks the equality without-type conversion. In other words, if ‘a’ and ‘b’ are of different types, then a ===b <text:s text:c="2"/>immediately returns <text:span text:style-name="T53">False.</text:span><text:span text:style-name="T74"> Without an attempt to convert them.</text:span></text:p>
      <text:p text:style-name="P40"><text:soft-page-break/></text:p>
      <text:p text:style-name="P40">I.e alert ( a === b ) ---&gt; False.</text:p>
      <text:p text:style-name="P40"/>
      <text:p text:style-name="P21"><text:span text:style-name="T74">27. </text:span><text:span text:style-name="T80">Exceptional Cases Important</text:span><text:span text:style-name="T75">:</text:span></text:p>
      <text:p text:style-name="P41"/>
      <text:p text:style-name="P21"><text:span text:style-name="T75"><text:s text:c="6"/>a. </text:span><text:span text:style-name="T82">Null and Undefined</text:span></text:p>
      <text:p text:style-name="P41"/>
      <text:p text:style-name="P41"><text:tab/>For Non-Strict Check: </text:p>
      <text:p text:style-name="P21"><text:span text:style-name="T75"><text:tab/></text:span><text:span text:style-name="T82">There’s a special rule. These two are called ‘sweet couple’.</text:span><text:span text:style-name="T75"> </text:span></text:p>
      <text:p text:style-name="P21"><text:span text:style-name="T75"><text:tab/></text:span><text:span text:style-name="T82">They equal each other, but not any other value !.</text:span></text:p>
      <text:p text:style-name="P21"><text:span text:style-name="T75"><text:tab/></text:span><text:span text:style-name="T82">i.e alert ( null == undefined ) ---&gt; True.</text:span></text:p>
      <text:p text:style-name="P41"><text:tab/></text:p>
      <text:p text:style-name="P22"><text:span text:style-name="T76">2</text:span><text:span text:style-name="T74">8. <text:s/></text:span><text:span text:style-name="T77">Same Type Comparison :</text:span></text:p>
      <text:p text:style-name="P22"><text:span text:style-name="T77"><text:tab/>Ex: </text:span><text:span text:style-name="T83">alert ( ‘2’ &gt; ‘12’ )</text:span><text:span text:style-name="T77"> --&gt; True.</text:span></text:p>
      <text:p text:style-name="P22"><text:span text:style-name="T77"><text:tab/>Since both are of same type (</text:span><text:span text:style-name="T54">string)</text:span><text:span text:style-name="T77">. They are not converted to <text:tab/>Numbers. They follow the ‘l</text:span><text:span text:style-name="T54">exographical order</text:span><text:span text:style-name="T77">’.</text:span></text:p>
      <text:p text:style-name="P42"/>
      <text:p text:style-name="P23"><text:span text:style-name="T74"><text:tab/>Whereas here, </text:span><text:span text:style-name="T81">alert ( ‘2’ &gt; 12 )</text:span><text:span text:style-name="T74">. They are of diffferent data-type.</text:span></text:p>
      <text:p text:style-name="P43"><text:tab/>Hence they are converted to Number resulting in 2 &gt; 12 ---&gt; False</text:p>
      <text:p text:style-name="P43"/>
      <text:p text:style-name="P23"><text:span text:style-name="T74">29. <text:s/>The if statement i.e </text:span><text:span text:style-name="T79">if (expression)</text:span><text:span text:style-name="T74"> :</text:span></text:p>
      <text:p text:style-name="P43"><text:tab/>Evaluates the expression in it’s paranthesis and converts the result to <text:tab/></text:p>
      <text:p text:style-name="P23"><text:span text:style-name="T74"><text:tab/>a </text:span><text:span text:style-name="T56">Boolean-Value</text:span><text:span text:style-name="T74">.</text:span></text:p>
      <text:p text:style-name="P43"/>
      <text:p text:style-name="P43"/>
      <text:p text:style-name="P43"/>
      <text:p text:style-name="P23"><text:span text:style-name="T74">30. </text:span><text:span text:style-name="T79">LOGICAL OPERATOR</text:span><text:span text:style-name="T74">: AND(&amp;&amp;), OR(||), NOT(!)</text:span></text:p>
      <text:p text:style-name="P43"/>
      <text:p text:style-name="P23"><text:span text:style-name="T74"><text:tab/></text:span><text:span text:style-name="T81">The value is returned in it’s original form.</text:span></text:p>
      <text:p text:style-name="P23"><text:span text:style-name="T74"><text:tab/></text:span><text:span text:style-name="T81">If an operand is not a boolean, it’s converted to a boolean for the </text:span><text:span text:style-name="T74"><text:tab/></text:span><text:span text:style-name="T81">evaluation. </text:span><text:span text:style-name="T84">They can be applied to any type.</text:span></text:p>
      <text:p text:style-name="P67"/>
      <text:p text:style-name="P44"/>
      <text:p text:style-name="P24"><text:span text:style-name="T74">a. </text:span><text:span text:style-name="T79">OR ( || ) </text:span></text:p>
      <text:p text:style-name="P44"/>
      <text:p text:style-name="P24"><text:span text:style-name="T74"><text:tab/></text:span><text:span text:style-name="T81">Finds the </text:span><text:span text:style-name="T58">first Truthy Value</text:span><text:span text:style-name="T81">.</text:span></text:p>
      <text:p text:style-name="P24"><text:span text:style-name="T74"><text:tab/></text:span><text:span text:style-name="T78">If all the operands, have been evaluated (i.e all were false) returns the <text:tab/>last operand.</text:span></text:p>
      <text:p text:style-name="P44"><text:tab/>Evaluates from left to right.</text:p>
      <text:p text:style-name="P24"><text:soft-page-break/><text:span text:style-name="T74"><text:tab/></text:span><text:span text:style-name="T81">For each operand, Converts it to Boolean.</text:span></text:p>
      <text:p text:style-name="P44"><text:tab/>Value is returned in it’s original form</text:p>
      <text:p text:style-name="P44"/>
      <text:p text:style-name="P24"><text:span text:style-name="T74"><text:tab/></text:span><text:span text:style-name="T81">Ex: let age = 15 || 0;</text:span></text:p>
      <text:p text:style-name="P44"><text:tab/> <text:s text:c="5"/>console.log(age) --&gt; 15</text:p>
      <text:p text:style-name="P44"><text:tab/></text:p>
      <text:p text:style-name="P24"><text:span text:style-name="T74"><text:tab/></text:span><text:span text:style-name="T79">Behind the Scene</text:span><text:span text:style-name="T74">: 15 is converted to Boolean i.e Boolean(15): True.</text:span></text:p>
      <text:p text:style-name="P44"><text:tab/>Since the expression got the first Truthy-value.</text:p>
      <text:p text:style-name="P44"><text:tab/>Hence, Value is returned (15)</text:p>
      <text:p text:style-name="P44"><text:tab/>Resulting in 15</text:p>
      <text:p text:style-name="P43"><text:tab/></text:p>
      <text:p text:style-name="P43"/>
      <text:p text:style-name="P24"><text:span text:style-name="T57">SHORT-CIRCUIT EVALUATION</text:span><text:span text:style-name="T58"> :</text:span><text:span text:style-name="T74"> </text:span></text:p>
      <text:p text:style-name="P24"><text:span text:style-name="T74">a. Feature of </text:span><text:span text:style-name="T53">Logical Operators</text:span><text:span text:style-name="T74">.</text:span></text:p>
      <text:p text:style-name="P44">b. It means that || processes it’s arguments until the First Truthy value is reached, and then the value is returned immediately without even touching the other arguments.</text:p>
      <text:p text:style-name="P44"/>
      <text:p text:style-name="P14">b. <text:span text:style-name="T2">AND (&amp;&amp;)</text:span></text:p>
      <text:p text:style-name="P14"/>
      <text:p text:style-name="P14"><text:tab/><text:span text:style-name="T87">Finds the </text:span><text:span text:style-name="T58">first Falsy value</text:span><text:span text:style-name="T87">.</text:span></text:p>
      <text:p text:style-name="P14"><text:tab/><text:span text:style-name="T114">If all operands have been evaluated (i.e all were truthy) returns the </text:span></text:p>
      <text:p text:style-name="P14"><text:tab/><text:span text:style-name="T114">last operand.</text:span></text:p>
      <text:p text:style-name="P14"><text:tab/>Evaluates from left to right.</text:p>
      <text:p text:style-name="P14"><text:tab/><text:span text:style-name="T87">For each operand, converts it to Boolean.</text:span></text:p>
      <text:p text:style-name="P14"><text:tab/></text:p>
      <text:p text:style-name="P14"><text:tab/><text:span text:style-name="T87">Ex: let age = 15 &amp;&amp; 0</text:span></text:p>
      <text:p text:style-name="P14"><text:tab/> <text:s text:c="6"/>console.log(age) --&gt; 0</text:p>
      <text:p text:style-name="P14"/>
      <text:p text:style-name="P16">The Precedence of AND is higher than OR.</text:p>
      <text:p text:style-name="P16">The Precedence of NOT is the Highest of all Logical Operators.</text:p>
      <text:p text:style-name="P16"/>
      <text:p text:style-name="P25"><text:tab/></text:p>
      <text:p text:style-name="P25">31. <text:span text:style-name="T2">Guess the Ouput</text:span> :</text:p>
      <text:p text:style-name="P25"/>
      <text:p text:style-name="P25"><text:tab/>A. alert( alert(1) || 2 || alert(3)) <text:s text:c="6"/>?</text:p>
      <text:p text:style-name="P25"><text:tab/></text:p>
      <text:p text:style-name="P25"><text:tab/>B. alert( alert(1) &amp;&amp; alert(2) ) <text:s text:c="6"/>?</text:p>
      <text:p text:style-name="P25"><text:tab/></text:p>
      <text:p text:style-name="P25"><text:soft-page-break/><text:tab/>Go ahead answer above questions</text:p>
      <text:p text:style-name="P25"/>
      <text:p text:style-name="P25">32. <text:s/><text:span text:style-name="T2">Nullish Coalescing Operator ‘??’</text:span></text:p>
      <text:p text:style-name="P6"/>
      <text:p text:style-name="P25"><text:span text:style-name="T2"><text:tab/></text:span><text:span text:style-name="T115">Recent Addition to the langauge.</text:span></text:p>
      <text:p text:style-name="P25"><text:tab/><text:span text:style-name="T144">The nullish coalescing operator ?? provide a short way to choose the</text:span></text:p>
      <text:p text:style-name="P25"><text:tab/><text:span text:style-name="T144">first ‘</text:span><text:span text:style-name="T67">defined</text:span><text:span text:style-name="T144">’ value from a list.</text:span></text:p>
      <text:p text:style-name="P25"><text:tab/></text:p>
      <text:p text:style-name="P25"><text:tab/><text:span text:style-name="T115">The result of </text:span><text:span text:style-name="T89">a ?? b</text:span><text:span text:style-name="T115"> is :</text:span></text:p>
      <text:p text:style-name="P25"><text:tab/><text:span text:style-name="T89">a </text:span><text:span text:style-name="T115">: </text:span><text:span text:style-name="T116">if a is defined</text:span><text:span text:style-name="T115">.</text:span></text:p>
      <text:p text:style-name="P25"><text:tab/><text:span text:style-name="T89">b</text:span><text:span text:style-name="T115"> : </text:span><text:span text:style-name="T116">if a is not defined.</text:span></text:p>
      <text:p text:style-name="P25"/>
      <text:p text:style-name="P25"><text:tab/><text:span text:style-name="T90">In other words, ?? returns the first argument if it’s not null/undefined</text:span><text:span text:style-name="T116">.</text:span></text:p>
      <text:p text:style-name="P25"><text:tab/><text:span text:style-name="T90">Otherwise the second one</text:span><text:span text:style-name="T116">.</text:span></text:p>
      <text:p text:style-name="P25"/>
      <text:p text:style-name="P26">The short syntax <text:span text:style-name="T87">for selecting a first ‘</text:span><text:span text:style-name="T58">defined</text:span><text:span text:style-name="T87">’ variable from the list</text:span>.</text:p>
      <text:p text:style-name="P26"/>
      <text:p text:style-name="P26">In short, x = a ?? b is equal to</text:p>
      <text:p text:style-name="P26"><text:tab/> <text:s text:c="3"/><text:span text:style-name="T87"><text:s/>x = ( a!= null &amp;&amp; a!= undefined) ? a : b</text:span></text:p>
      <text:p text:style-name="P26"/>
      <text:p text:style-name="P25"><text:tab/><text:span text:style-name="T115">Difference b/w || and ?? is :</text:span></text:p>
      <text:p text:style-name="P25"/>
      <text:p text:style-name="P26">|| <text:tab/>: <text:span text:style-name="T53">Returns the first Truthy Value</text:span>.</text:p>
      <text:p text:style-name="P26">??<text:tab/>: <text:span text:style-name="T53">Returns the first Defined Value</text:span>.</text:p>
      <text:p text:style-name="P26"/>
      <text:p text:style-name="P26"/>
      <text:p text:style-name="P28"><text:span text:style-name="T2">Difference</text:span>:</text:p>
      <text:p text:style-name="P28"><text:s/></text:p>
      <text:p text:style-name="P17">let height = 0;</text:p>
      <text:p text:style-name="P17">alert (height || 100) ---&gt; 100</text:p>
      <text:p text:style-name="P17">alert(height ?? 100) ---&gt; 0</text:p>
      <text:p text:style-name="P27">The precedence of the ?? operator is rather low but before = and ?.</text:p>
      <text:p text:style-name="P17">It’s forbidden to use with || or &amp;&amp; without explicit paranthesis.</text:p>
      <text:p text:style-name="P26"/>
      <text:p text:style-name="P26">33. <text:s/><text:span text:style-name="T117">A single execution of the body is called an </text:span><text:span text:style-name="T9">ITERATION</text:span><text:span text:style-name="T117">.</text:span></text:p>
      <text:p text:style-name="P26"/>
      <text:p text:style-name="P29">34. <text:span text:style-name="T2">Labels</text:span> : Sometimes, we need to break out from multiple nested loops at once. <text:span text:style-name="T87">A label is an identifier with a colon before a loop</text:span>.</text:p>
      <text:p text:style-name="P29"><text:tab/>Example:<text:span text:style-name="T87"> </text:span><text:span text:style-name="T58">labelName</text:span><text:span text:style-name="T53">: for (; ;)</text:span></text:p>
      <text:p text:style-name="P87"><text:soft-page-break/></text:p>
      <text:p text:style-name="P39">35. <text:span text:style-name="T2">Switch Statement</text:span>: The equality check in switch argument is always</text:p>
      <text:p text:style-name="P39"><text:tab/><text:tab/><text:tab/><text:tab/> <text:s text:c="2"/><text:span text:style-name="T87">STRICT</text:span>.</text:p>
      <text:p text:style-name="P39"/>
      <text:p text:style-name="P39">36. <text:span text:style-name="T87">A function always return value by default i.e </text:span><text:span text:style-name="T39">undefined</text:span>.</text:p>
      <text:p text:style-name="P39"><text:s text:c="6"/><text:span text:style-name="T87">A function with an empty return or without it returns </text:span><text:span text:style-name="T39">undefined</text:span><text:span text:style-name="T87">.</text:span></text:p>
      <text:p text:style-name="P39"><text:tab/></text:p>
      <text:p text:style-name="P39"><text:tab/>Example-1: function doNothing() { }</text:p>
      <text:p text:style-name="P39"><text:tab/><text:tab/> <text:s text:c="7"/>alert ( doNothing() == undefined) <text:s/>---&gt; True</text:p>
      <text:p text:style-name="P39"/>
      <text:p text:style-name="P39"><text:tab/>Example-2: function doNothing() { return; }</text:p>
      <text:p text:style-name="P39"><text:tab/><text:tab/><text:tab/>alert( doNothing() == undefined) ---&gt; True</text:p>
      <text:p text:style-name="P25"/>
      <text:p text:style-name="P25"/>
      <text:p text:style-name="P30">37. <text:span text:style-name="T2">Function Expression vs Function Declaration</text:span></text:p>
      <text:p text:style-name="P7"/>
      <text:p text:style-name="P30"><text:span text:style-name="T38">Function Expression<text:tab/></text:span><text:span text:style-name="T2"><text:tab/><text:tab/><text:tab/><text:tab/><text:tab/></text:span><text:span text:style-name="T38">Function Declaration</text:span></text:p>
      <text:p text:style-name="P7"/>
      <text:p text:style-name="P18">A function Expression is created when<text:tab/><text:tab/><text:tab/>It can be called earlier </text:p>
      <text:p text:style-name="P18">the execution reaches it and is usable<text:tab/><text:tab/><text:tab/>than it’s defined.</text:p>
      <text:p text:style-name="P18">only from that moment.</text:p>
      <text:p text:style-name="P18"/>
      <text:p text:style-name="P30">Ex: sayHi(); <text:tab/><text:tab/><text:tab/><text:tab/><text:tab/><text:tab/><text:tab/>Ex: sayHi();</text:p>
      <text:p text:style-name="P30"/>
      <text:p text:style-name="P30"><text:s text:c="6"/>let sayHi = function() {<text:tab/><text:tab/><text:tab/><text:tab/><text:tab/>function sayHi() {</text:p>
      <text:p text:style-name="P30"><text:tab/><text:tab/><text:tab/>alert(‘hi’);<text:tab/><text:tab/><text:tab/><text:tab/><text:tab/><text:tab/>alert(‘hi’);</text:p>
      <text:p text:style-name="P30"><text:tab/><text:tab/><text:tab/>}<text:tab/><text:tab/><text:tab/><text:tab/><text:tab/><text:tab/><text:tab/>}</text:p>
      <text:p text:style-name="P18">It will not work<text:tab/><text:tab/><text:tab/><text:tab/><text:tab/><text:tab/><text:tab/>It will work</text:p>
      <text:p text:style-name="P30"/>
      <text:p text:style-name="P31"><text:span text:style-name="T87">NOTE</text:span>: The function declaration sayHi is created when JS is preparing to start the script and is visible everywhere in it.</text:p>
      <text:p text:style-name="P31"/>
      <text:p text:style-name="P31"/>
      <text:p text:style-name="P5">Arrow Functions</text:p>
      <text:p text:style-name="P5"/>
      <text:p text:style-name="P31">Better than Function Expression.</text:p>
      <text:p text:style-name="P91">Use Arrow-Functions for one line actions and callbacks.</text:p>
      <text:p text:style-name="P86"/>
      <text:p text:style-name="P86">Example:<text:span text:style-name="T74"> let sum = (a, b) =&gt; a + b;</text:span></text:p>
      <text:p text:style-name="P45"><text:soft-page-break/><text:tab/><text:tab/>expression will be returned.</text:p>
      <text:p text:style-name="P45"/>
      <text:p text:style-name="P77">If one argument, paranthesis can be omitted.</text:p>
      <text:p text:style-name="P86"><text:span text:style-name="T72">Example:</text:span><text:span text:style-name="T74"> let num = n =&gt; n;</text:span></text:p>
      <text:p text:style-name="P45"/>
      <text:p text:style-name="P77">If there is no-argument, then still paranthesis is still required.</text:p>
      <text:p text:style-name="P86"><text:span text:style-name="T72">Example:</text:span><text:span text:style-name="T74"> let name = ( ) =&gt; ‘Karan Negi’;</text:span></text:p>
      <text:p text:style-name="P45"/>
      <text:p text:style-name="P91"><text:span text:style-name="T72">For Multiple Expression: </text:span><text:span text:style-name="T73">Use Curly Braces</text:span></text:p>
      <text:p text:style-name="P86"><text:span text:style-name="T74">let sum = (a, b) =&gt; </text:span><text:span text:style-name="T81">{</text:span></text:p>
      <text:p text:style-name="P45"><text:tab/><text:tab/><text:tab/>let result = a + b;</text:p>
      <text:p text:style-name="P45"><text:tab/><text:tab/><text:tab/>return result;</text:p>
      <text:p text:style-name="P86"><text:span text:style-name="T74"><text:tab/><text:tab/><text:tab/></text:span><text:span text:style-name="T81">}</text:span></text:p>
      <text:p text:style-name="P32"/>
      <text:p text:style-name="P32"><text:tab/><text:tab/><text:tab/><text:tab/><text:tab/><text:tab/><text:span text:style-name="T120">OBJECTS</text:span><text:span text:style-name="T122"><text:tab/><text:tab/><text:tab/><text:tab/><text:tab/></text:span></text:p>
      <text:p text:style-name="P95"/>
      <text:p text:style-name="P8"/>
      <text:p text:style-name="P34">38. <text:s/>Objects also known as <text:span text:style-name="T53">Plain Objects</text:span>.</text:p>
      <text:p text:style-name="P34"><text:tab/>Key-Value Pair</text:p>
      <text:p text:style-name="P34"><text:tab/><text:span text:style-name="T2">Key/Property-Name/Identifier</text:span>: <text:s/><text:span text:style-name="T53">Always a STRING or SYMBOL.</text:span></text:p>
      <text:p text:style-name="P46"><text:tab/><text:span text:style-name="T2">Value</text:span>: <text:span text:style-name="T53">Can be Anything.</text:span></text:p>
      <text:p text:style-name="P46"><text:tab/></text:p>
      <text:p text:style-name="P46"><text:tab/>Ex: <text:span text:style-name="T58">Object Literal Syntax</text:span></text:p>
      <text:p text:style-name="P46"><text:tab/><text:tab/>let obj = { name: ‘kara<text:span text:style-name="T129">n</text:span>’, age: 25 }</text:p>
      <text:p text:style-name="P46"/>
      <text:p text:style-name="P46"><text:tab/>Ex: <text:span text:style-name="T43">Object Construct Syntax</text:span></text:p>
      <text:p text:style-name="P46"><text:tab/><text:tab/><text:span text:style-name="T129">let obj = new Object ();</text:span></text:p>
      <text:p text:style-name="P46"><text:tab/><text:tab/><text:span text:style-name="T129">obj.name = ‘karan’;</text:span></text:p>
      <text:p text:style-name="P46"><text:tab/><text:tab/><text:span text:style-name="T129">obj.age <text:s text:c="3"/>= <text:s/>25;</text:span></text:p>
      <text:p text:style-name="P46"/>
      <text:p text:style-name="P72">How to calculate no. of properties in an object ?</text:p>
      <text:p text:style-name="P72"/>
      <text:p text:style-name="P83">Object.keys(object_name).length</text:p>
      <text:p text:style-name="P83"/>
      <text:p text:style-name="P72">How to remove a property from an object ?</text:p>
      <text:p text:style-name="P72"/>
      <text:p text:style-name="P47">Using <text:span text:style-name="T58">delete keyword</text:span>.</text:p>
      <text:p text:style-name="P47">i.e <text:span text:style-name="T2">delete</text:span> <text:span text:style-name="T53">objName.propertyName</text:span>.</text:p>
      <text:p text:style-name="P47"/>
      <text:p text:style-name="P48"><text:soft-page-break/>39. Computed Properties in an Object</text:p>
      <text:p text:style-name="P48"/>
      <text:p text:style-name="P48"><text:tab/>We can use <text:span text:style-name="T2">[Square-Bracket]</text:span> in an object literal, when creating an </text:p>
      <text:p text:style-name="P48"><text:tab/>object. That’s called an <text:span text:style-name="T53">Computed Property</text:span>.</text:p>
      <text:p text:style-name="P48"/>
      <text:p text:style-name="P48">Ex: let fruit = prompt( ‘Which Fruit’, apple);</text:p>
      <text:p text:style-name="P48"><text:s text:c="7"/>let bag = { <text:span text:style-name="T2">[fruit]</text:span> : 5 };</text:p>
      <text:p text:style-name="P48"/>
      <text:p text:style-name="P48"/>
      <text:p text:style-name="P48">40. <text:span text:style-name="T87">‘In’ Operator</text:span></text:p>
      <text:p text:style-name="P48"/>
      <text:p text:style-name="P48"><text:tab/><text:span text:style-name="T53">Checks the </text:span><text:span text:style-name="T58">property-name</text:span><text:span text:style-name="T53"> in an object.</text:span></text:p>
      <text:p text:style-name="P48"><text:tab/>Returns True/False</text:p>
      <text:p text:style-name="P48"/>
      <text:p text:style-name="P48"><text:tab/>Ex: let obj = { name: ‘abu’ };</text:p>
      <text:p text:style-name="P48"><text:tab/> <text:s text:c="6"/>console.log( ‘name’ <text:span text:style-name="T87">in</text:span> obj ) ---&gt; True.</text:p>
      <text:p text:style-name="P48"/>
      <text:p text:style-name="P48"><text:tab/><text:span text:style-name="T37">For </text:span><text:span text:style-name="T43">in</text:span><text:span text:style-name="T37"> Loop :</text:span></text:p>
      <text:p text:style-name="P84"/>
      <text:p text:style-name="P48"><text:tab/><text:span text:style-name="T87">for</text:span> ( key <text:span text:style-name="T87">in</text:span> object ) --&gt; <text:span text:style-name="T53">Print all keys</text:span></text:p>
      <text:p text:style-name="P88"/>
      <text:p text:style-name="P48"><text:tab/>Ex: let obj = { name: ‘Karan’, age: 25, sex: ‘M’ };</text:p>
      <text:p text:style-name="P48"><text:tab/><text:tab/><text:tab/><text:span text:style-name="T87">for</text:span> ( key <text:span text:style-name="T87">in</text:span> obj ) {</text:p>
      <text:p text:style-name="P48"><text:tab/><text:tab/><text:tab/><text:tab/>console.log(<text:span text:style-name="T87">key</text:span>);<text:tab/><text:tab/>// <text:span text:style-name="T53">Print all keys</text:span></text:p>
      <text:p text:style-name="P48"><text:tab/><text:tab/><text:tab/><text:tab/>console.log(<text:span text:style-name="T87">obj[key]</text:span><text:span text:style-name="T130">)</text:span>; }<text:tab/>// <text:span text:style-name="T53">Print all values</text:span></text:p>
      <text:p text:style-name="P88"/>
      <text:p text:style-name="P49">41. <text:span text:style-name="T2"><text:s/>Are Objects Ordered ?</text:span></text:p>
      <text:p text:style-name="P49"/>
      <text:p text:style-name="P49"><text:tab/>Order in a special fashion.</text:p>
      <text:p text:style-name="P49"><text:tab/><text:span text:style-name="T87">Integers properties are sorted.</text:span></text:p>
      <text:p text:style-name="P49"><text:tab/>Others appear in a creation order.</text:p>
      <text:p text:style-name="P49"/>
      <text:p text:style-name="P49"><text:tab/><text:span text:style-name="T13">Example</text:span><text:span text:style-name="T146"> : let codes = {</text:span></text:p>
      <text:p text:style-name="P49"><text:tab/><text:tab/><text:tab/><text:tab/><text:tab/>‘<text:span text:style-name="T99">49</text:span><text:span text:style-name="T146">’ : ‘Germany’,</text:span></text:p>
      <text:p text:style-name="P49"><text:tab/><text:tab/><text:tab/><text:tab/><text:tab/>‘<text:span text:style-name="T99">41</text:span><text:span text:style-name="T146">’ : ‘Switzerland’,</text:span></text:p>
      <text:p text:style-name="P49"><text:tab/><text:tab/><text:tab/><text:tab/><text:tab/>‘<text:span text:style-name="T99">44</text:span><text:span text:style-name="T146">’ : ‘Great Britain’,</text:span></text:p>
      <text:p text:style-name="P49"><text:tab/><text:tab/><text:tab/><text:tab/><text:tab/>‘<text:span text:style-name="T99">1</text:span><text:span text:style-name="T146">’ <text:s/>: <text:s/>‘USA’,</text:span></text:p>
      <text:p text:style-name="P49"><text:tab/><text:tab/><text:tab/><text:tab/><text:tab/><text:span text:style-name="T146">};</text:span></text:p>
      <text:p text:style-name="P49"><text:tab/><text:span text:style-name="T146">for ( let code in codes) { alert(code); }<text:tab/><text:tab/><text:tab/>// 1, 41, 44, 49</text:span></text:p>
      <text:p text:style-name="P49"><text:soft-page-break/></text:p>
      <text:p text:style-name="P49"/>
      <text:p text:style-name="P49">42.<text:span text:style-name="T87"> IMPORTANT</text:span>: <text:s/>Primitives are copied by values.</text:p>
      <text:p text:style-name="P49"><text:tab/><text:tab/><text:tab/> <text:s text:c="4"/><text:span text:style-name="T58">Objects are stored and copied by References.</text:span></text:p>
      <text:p text:style-name="P49"/>
      <text:p text:style-name="P49"><text:tab/>A varaiable store not the Object itself, but it’s ‘<text:span text:style-name="T43">address in memory</text:span>’.</text:p>
      <text:p text:style-name="P49"><text:tab/>In other words ‘<text:span text:style-name="T43">a reference</text:span>’ to it.</text:p>
      <text:p text:style-name="P48"/>
      <text:p text:style-name="P48"/>
      <text:p text:style-name="P48"><text:s/><text:span text:style-name="T44">Copying an object variable creates one more references to the same object</text:span><text:span text:style-name="T130"> </text:span></text:p>
      <text:p text:style-name="P48"/>
      <text:p text:style-name="P73">How to Overcome above statement ?</text:p>
      <text:p text:style-name="P49"/>
      <text:p text:style-name="P49"><text:span text:style-name="T2">Method-1</text:span> : Either do iteration to clone an Object. <text:span text:style-name="T131">(used for </text:span><text:span text:style-name="T45">Deep cloning</text:span><text:span text:style-name="T131">)</text:span></text:p>
      <text:p text:style-name="P49"><text:span text:style-name="T2">Method-2</text:span> : <text:span text:style-name="T87">Object.assign</text:span> <text:span text:style-name="T131">( used only for </text:span><text:span text:style-name="T45">Shallow copy</text:span><text:span text:style-name="T131"> of an object )</text:span></text:p>
      <text:p text:style-name="P49"/>
      <text:p text:style-name="P49"><text:tab/><text:tab/><text:span text:style-name="T2">Syntax</text:span>: <text:span text:style-name="T43">Object.assign( destination-object, [src-1, src-2 ...] )</text:span>;</text:p>
      <text:p text:style-name="P49"><text:tab/><text:tab/><text:tab/> <text:s text:c="4"/><text:span text:style-name="T2">Return type</text:span> : <text:span text:style-name="T43">Destination Object</text:span>.</text:p>
      <text:p text:style-name="P49"/>
      <text:p text:style-name="P49"/>
      <text:p text:style-name="P48"/>
      <text:p text:style-name="P50">Nested Objects are copied by references , <text:span text:style-name="T139">Hence use</text:span> a deep cloning method !</text:p>
      <text:p text:style-name="P50"/>
      <text:p text:style-name="P50"/>
      <text:p text:style-name="P50">43. <text:span text:style-name="T2">GARBAGE COLLECTION IN JAVASCRIPT</text:span></text:p>
      <text:p text:style-name="P76"/>
      <text:p text:style-name="P50">Memory Management in Js is performed automatically and invisible to us.</text:p>
      <text:p text:style-name="P50">There’s a background process in the Js Engine that is called <text:span text:style-name="T58">Garbage-Collector.</text:span></text:p>
      <text:p text:style-name="P50">It monitors all the objects and removes that have been unreachable.</text:p>
      <text:p text:style-name="P50"><text:span text:style-name="T87">Main Concept of Memory Management is </text:span><text:span text:style-name="T58">Reachability</text:span>.</text:p>
      <text:p text:style-name="P50"/>
      <text:p text:style-name="P50"><text:span text:style-name="T22">Algorithum</text:span> : The basic garbage collection algorithum is called <text:span text:style-name="T22">Mark and</text:span><text:span text:style-name="T2"> </text:span></text:p>
      <text:p text:style-name="P76"><text:tab/> <text:tab/> <text:s text:c="3"/><text:span text:style-name="T87">Sweep</text:span>.</text:p>
      <text:p text:style-name="P50"><text:tab/>Objects are retained in the memory while they are reachable.</text:p>
      <text:p text:style-name="P50"><text:tab/>The garbage collector tries to run only while the CPU is idle, to <text:tab/>reduce the possible effect on the execution.</text:p>
      <text:p text:style-name="P50"/>
      <text:p text:style-name="P50"><text:soft-page-break/></text:p>
      <text:p text:style-name="P51">44. <text:s/><text:span text:style-name="T58">Functions are too passed by references inside in an object if passed</text:span>.</text:p>
      <text:p text:style-name="P51"/>
      <text:p text:style-name="P51"><text:tab/>i.e let obj = { </text:p>
      <text:p text:style-name="P51"><text:tab/><text:tab/><text:tab/>sayHi() </text:p>
      <text:p text:style-name="P51"><text:tab/><text:tab/><text:tab/> <text:s/>{ </text:p>
      <text:p text:style-name="P51"><text:tab/><text:tab/><text:tab/> <text:s text:c="3"/>return ‘Karan’ </text:p>
      <text:p text:style-name="P51"><text:tab/><text:tab/><text:tab/> <text:s text:c="2"/>}</text:p>
      <text:p text:style-name="P51"><text:tab/><text:tab/><text:tab/> };</text:p>
      <text:p text:style-name="P51"/>
      <text:p text:style-name="P51">Now if we do, let <text:span text:style-name="T87">obj2 = obj</text:span>; <text:s/><text:tab/><text:tab/><text:tab/><text:tab/> // <text:span text:style-name="T53">passed by reference</text:span></text:p>
      <text:p text:style-name="P89"/>
      <text:p text:style-name="P51">And, we do <text:span text:style-name="T87">obj2.sayHi = ( ) =&gt; ‘Negi’</text:span>;</text:p>
      <text:p text:style-name="P51"/>
      <text:p text:style-name="P51">console.log( <text:span text:style-name="T87">obj.sayHi()</text:span> ) ----&gt; <text:span text:style-name="T87">Negi</text:span></text:p>
      <text:p text:style-name="P70"/>
      <text:p text:style-name="P51"><text:span text:style-name="T2">Didn’t you expect it to print ‘Karan’ ?</text:span> </text:p>
      <text:p text:style-name="P51"/>
      <text:p text:style-name="P78">A function that is the property of an Object is called Method.</text:p>
      <text:p text:style-name="P78"/>
      <text:p text:style-name="P79">Arrow functions have no ‘<text:span text:style-name="T2">this</text:span>’<text:span text:style-name="T124">. </text:span></text:p>
      <text:p text:style-name="P57"/>
      <text:p text:style-name="P57"/>
      <text:p text:style-name="P79"><text:span text:style-name="T124">45. </text:span><text:span text:style-name="T127">Constructor Functions, new Operator</text:span></text:p>
      <text:p text:style-name="P57"/>
      <text:p text:style-name="P79"><text:span text:style-name="T124"><text:tab/></text:span><text:span text:style-name="T125">The regular { } syntax allows us to create only </text:span><text:span text:style-name="T65">one single object</text:span><text:span text:style-name="T125">.</text:span></text:p>
      <text:p text:style-name="P79"><text:span text:style-name="T125"><text:tab/>But often we need to create </text:span><text:span text:style-name="T65">many similar-objects</text:span><text:span text:style-name="T125">, like multiple users <text:tab/></text:span></text:p>
      <text:p text:style-name="P58"><text:tab/>etc.</text:p>
      <text:p text:style-name="P79"><text:span text:style-name="T125"><text:tab/>This can be done using ‘</text:span><text:span text:style-name="T63">new operator</text:span><text:span text:style-name="T125">’.</text:span></text:p>
      <text:p text:style-name="P58"/>
      <text:p text:style-name="P80"><text:span text:style-name="T124"><text:tab/></text:span><text:span text:style-name="T127">Conentions</text:span><text:span text:style-name="T124">: They are named with </text:span><text:span text:style-name="T64">capital letter first</text:span><text:span text:style-name="T124">.</text:span></text:p>
      <text:p text:style-name="P80"><text:span text:style-name="T124"><text:tab/><text:tab/><text:tab/> <text:s text:c="2"/>They should be executed only with ‘</text:span><text:span text:style-name="T64">new operator</text:span><text:span text:style-name="T124">’.</text:span></text:p>
      <text:p text:style-name="P59"/>
      <text:p text:style-name="P80"><text:span text:style-name="T124"><text:tab/></text:span><text:span text:style-name="T64">Example of Constructor Function:</text:span></text:p>
      <text:p text:style-name="P59"/>
      <text:p text:style-name="P80"><text:span text:style-name="T124"><text:tab/><text:tab/><text:tab/>function </text:span><text:span text:style-name="T123">U</text:span><text:span text:style-name="T124">ser ( name, age ) {</text:span></text:p>
      <text:p text:style-name="P80"><text:span text:style-name="T124"><text:tab/><text:tab/><text:tab/><text:tab/><text:tab/><text:tab/></text:span><text:span text:style-name="T123">this</text:span><text:span text:style-name="T124">.name = name;</text:span></text:p>
      <text:p text:style-name="P80"><text:span text:style-name="T124"><text:tab/><text:tab/><text:tab/><text:tab/><text:tab/><text:tab/></text:span><text:span text:style-name="T123">this</text:span><text:span text:style-name="T124">.age <text:s text:c="3"/>= age;</text:span></text:p>
      <text:p text:style-name="P59"><text:tab/><text:tab/><text:tab/><text:tab/><text:tab/><text:tab/>}</text:p>
      <text:p text:style-name="P59"><text:soft-page-break/><text:tab/></text:p>
      <text:p text:style-name="P59"><text:tab/><text:tab/><text:tab/><text:tab/>let user <text:s text:c="3"/>= new User ( ‘Karan’, 25 );</text:p>
      <text:p text:style-name="P59"><text:tab/><text:tab/><text:tab/><text:tab/>let user-2 = new User ( ‘Leenu’, 25 );</text:p>
      <text:p text:style-name="P59"/>
      <text:p text:style-name="P80"><text:span text:style-name="T127">What’s Happening Behind the Scene</text:span><text:span text:style-name="T124"> : <text:s/>Implicit Action i.e<text:tab/></text:span></text:p>
      <text:p text:style-name="P59"><text:tab/><text:tab/><text:tab/><text:tab/><text:tab/><text:tab/><text:tab/> <text:s text:c="3"/>this = <text:s/>{ <text:s text:c="2"/>} is being created first,</text:p>
      <text:p text:style-name="P59"><text:tab/><text:tab/><text:tab/><text:tab/><text:tab/><text:tab/><text:tab/> <text:s text:c="3"/>then returned.</text:p>
      <text:p text:style-name="P59"/>
      <text:p text:style-name="P80"><text:span text:style-name="T124">A </text:span><text:span text:style-name="T123">new empty object is created</text:span><text:span text:style-name="T124"> and assigned to ‘</text:span>this<text:span text:style-name="T124">’. i.e </text:span>‘this’ = { }<text:span text:style-name="T124">.</text:span></text:p>
      <text:p text:style-name="P80"><text:span text:style-name="T124">The function executes, usually it modifies ‘</text:span><text:span text:style-name="T123">this</text:span><text:span text:style-name="T124">’, adds new properties to it.</text:span></text:p>
      <text:p text:style-name="P80"><text:span text:style-name="T124">The value of ‘</text:span><text:span text:style-name="T123">this</text:span><text:span text:style-name="T124">’ is returned.</text:span></text:p>
      <text:p text:style-name="P59"/>
      <text:p text:style-name="P59"><text:span text:style-name="T58">If there’s no argument, then paranthesis can be ignored</text:span>.</text:p>
      <text:p text:style-name="P80"><text:span text:style-name="T124">i.e </text:span><text:span text:style-name="T132">let user = new User</text:span><text:span text:style-name="T124">;</text:span></text:p>
      <text:p text:style-name="P59"/>
      <text:p text:style-name="P59"/>
      <text:p text:style-name="P81"><text:span text:style-name="T124">46. </text:span><text:span text:style-name="T31">Optional Chaining</text:span><text:span text:style-name="T132"> ‘ </text:span>?.<text:span text:style-name="T124"> ’</text:span></text:p>
      <text:p text:style-name="P60"/>
      <text:p text:style-name="P60"><text:tab/>Recent addition to the langauge.</text:p>
      <text:p text:style-name="P81"><text:span text:style-name="T124"><text:tab/>The optional chaining </text:span><text:span text:style-name="T123">?.</text:span><text:span text:style-name="T124"> Is </text:span>an error-proof way to access nested object</text:p>
      <text:p text:style-name="P81"><text:span text:style-name="T124"><text:tab/></text:span>properties<text:span text:style-name="T124">, even if intermediate property doesn’t exist.</text:span></text:p>
      <text:p text:style-name="P60"/>
      <text:p text:style-name="P60"><text:tab/>Ex: let obj = { }; <text:s/><text:tab/><text:tab/><text:tab/><text:tab/>// empty object</text:p>
      <text:p text:style-name="P81"><text:span text:style-name="T124"><text:tab/> <text:s text:c="5"/>console.log( </text:span><text:span text:style-name="T123">obj.name</text:span><text:span text:style-name="T124"> ) <text:tab/><text:tab/>// </text:span><text:span text:style-name="T123">undefined</text:span></text:p>
      <text:p text:style-name="P60"/>
      <text:p text:style-name="P60"><text:tab/>If you go any further, it will given an error i.e</text:p>
      <text:p text:style-name="P81"><text:span text:style-name="T124"><text:tab/><text:tab/>console.log( </text:span><text:span text:style-name="T123">obj.name.age</text:span><text:span text:style-name="T124"> ) <text:tab/>// </text:span><text:span text:style-name="T123">Error</text:span></text:p>
      <text:p text:style-name="P60"/>
      <text:p text:style-name="P81"><text:span text:style-name="T124"><text:tab/>But with Optional Chaining operator </text:span><text:span text:style-name="T123">?.</text:span></text:p>
      <text:p text:style-name="P81"><text:span text:style-name="T124"><text:tab/></text:span><text:span text:style-name="T123">It </text:span>stops the evaluation and returns undefined<text:span text:style-name="T123"> if the part before ?</text:span><text:span text:style-name="T124">. Is </text:span></text:p>
      <text:p text:style-name="P81"><text:span text:style-name="T124"><text:tab/></text:span><text:span text:style-name="T123">undefined or null</text:span><text:span text:style-name="T124">.</text:span></text:p>
      <text:p text:style-name="P60"/>
      <text:p text:style-name="P60"><text:tab/>Ex: let user = { };<text:tab/><text:tab/><text:tab/><text:tab/>// empty object</text:p>
      <text:p text:style-name="P81"><text:span text:style-name="T124"><text:tab/> <text:s text:c="5"/>console.log( </text:span><text:span text:style-name="T123">user?.name?.age</text:span><text:span text:style-name="T124">) <text:s text:c="4"/><text:tab/>// </text:span><text:span text:style-name="T123">undefined</text:span></text:p>
      <text:p text:style-name="P60"/>
      <text:p text:style-name="P81"><text:span text:style-name="T124"><text:tab/></text:span><text:span text:style-name="T126">More Examples: <text:s/>console.log( </text:span><text:span text:style-name="T128">user.sayHi()</text:span><text:span text:style-name="T126"> ); <text:s text:c="4"/>// </text:span><text:span text:style-name="T128">Error</text:span></text:p>
      <text:p text:style-name="P81"><text:span text:style-name="T126"><text:tab/><text:tab/><text:tab/><text:tab/> <text:s/>console.log( </text:span><text:span text:style-name="T128">user?.sayHi()</text:span><text:span text:style-name="T126"> ); <text:s text:c="2"/>// </text:span><text:span text:style-name="T128">Undefined</text:span></text:p>
      <text:p text:style-name="P135"/>
      <text:p text:style-name="P61"/>
      <text:p text:style-name="P82"><text:soft-page-break/><text:span text:style-name="T124"><text:tab/><text:tab/><text:tab/><text:tab/><text:tab/></text:span><text:span text:style-name="T119">SYMBOLS</text:span></text:p>
      <text:p text:style-name="P97"/>
      <text:p text:style-name="P68"><text:span text:style-name="T132">47. By Specification: </text:span><text:span text:style-name="T61">Symbols are primitive</text:span><text:span text:style-name="T132">.</text:span></text:p>
      <text:p text:style-name="P62"><text:tab/></text:p>
      <text:p text:style-name="P68"><text:span text:style-name="T132"><text:tab/>Object property</text:span><text:span text:style-name="T31"> Keys</text:span><text:span text:style-name="T132"> may be either </text:span><text:span text:style-name="T61">String-Type</text:span><text:span text:style-name="T132"> or </text:span><text:span text:style-name="T61">Symbols</text:span><text:span text:style-name="T132">.</text:span></text:p>
      <text:p text:style-name="P68"><text:span text:style-name="T132"><text:tab/></text:span><text:span text:style-name="T50">Symbol are gauranteed to be </text:span><text:span text:style-name="T51">unique</text:span><text:span text:style-name="T50">.</text:span></text:p>
      <text:p text:style-name="P68"><text:span text:style-name="T133"><text:tab/></text:span><text:span text:style-name="T134">Symbol are skipped by (for...in)</text:span><text:span text:style-name="T133">.</text:span></text:p>
      <text:p text:style-name="P68"><text:span text:style-name="T133"><text:tab/></text:span><text:span text:style-name="T134">Object.keys(object-name) </text:span><text:span text:style-name="T133">also ignores symbol properties.</text:span></text:p>
      <text:p text:style-name="P53"/>
      <text:p text:style-name="P68"><text:span text:style-name="T133"><text:tab/></text:span><text:span text:style-name="T50">In contrast, </text:span><text:span text:style-name="T51">Object.assign</text:span><text:span text:style-name="T50"> copies both string and symbol properties.</text:span></text:p>
      <text:p text:style-name="P85"/>
      <text:p text:style-name="P68"><text:span text:style-name="T133"><text:tab/>Even if we create many Symbols with the same </text:span><text:span text:style-name="T55">descriptor</text:span><text:span text:style-name="T133">, they have</text:span></text:p>
      <text:p text:style-name="P53"><text:tab/>different values.</text:p>
      <text:p text:style-name="P53"/>
      <text:p text:style-name="P69"><text:span text:style-name="T132"><text:tab/></text:span><text:span text:style-name="T37">It allows us to create hidden properties of an object</text:span><text:span text:style-name="T49">.</text:span></text:p>
      <text:p text:style-name="P62"><text:tab/></text:p>
      <text:p text:style-name="P68"><text:span text:style-name="T132"><text:tab/></text:span><text:span text:style-name="T133">Ex: let id1 = Symbol(‘</text:span><text:span text:style-name="T134">id</text:span><text:span text:style-name="T133">’);<text:tab/><text:tab/><text:tab/> // </text:span><text:span text:style-name="T140">descriptor: id</text:span></text:p>
      <text:p text:style-name="P68"><text:span text:style-name="T133"><text:tab/> <text:s text:c="6"/>let id2 = Symbol(‘</text:span><text:span text:style-name="T134">id</text:span><text:span text:style-name="T133">’);</text:span></text:p>
      <text:p text:style-name="P68"><text:span text:style-name="T133"><text:tab/> <text:s text:c="6"/>console.log( id1 == id2 ) <text:s text:c="2"/><text:tab/><text:tab/>// </text:span><text:span text:style-name="T134">False</text:span></text:p>
      <text:p text:style-name="P68"/>
      <text:p text:style-name="P69"><text:span text:style-name="T2">Note</text:span>: alert(id1) will give <text:span text:style-name="T2">ERROR</text:span>.</text:p>
      <text:p text:style-name="P69"><text:span text:style-name="T2">Solution</text:span>: alert(id1.toString());</text:p>
      <text:p text:style-name="P69"/>
      <text:p text:style-name="P52"/>
      <text:p text:style-name="P52">Get Symbol.<text:span text:style-name="T87">description</text:span> <text:span text:style-name="T53">property</text:span> to show the descriptor only.</text:p>
      <text:p text:style-name="P52">Console.log(id1.<text:span text:style-name="T87">description</text:span>) <text:s text:c="3"/><text:tab/><text:tab/><text:tab/><text:tab/><text:tab/><text:tab/><text:tab/>// <text:span text:style-name="T87">id</text:span></text:p>
      <text:p text:style-name="P75"/>
      <text:p text:style-name="P75"/>
      <text:p text:style-name="P54"><text:span text:style-name="T2">How to get Symbols from an Object ?</text:span> </text:p>
      <text:p text:style-name="P54"/>
      <text:p text:style-name="P54">To retrieve Symbols keys from an object, We use :</text:p>
      <text:p text:style-name="P54"/>
      <text:p text:style-name="P54"><text:tab/><text:span text:style-name="T39">Object.getOwnPropertySymbol</text:span><text:span text:style-name="T42">s</text:span><text:span text:style-name="T39">()</text:span><text:span text:style-name="T43">;</text:span></text:p>
      <text:p text:style-name="P54"><text:tab/>Method <text:span text:style-name="T43">returns an array</text:span> of all Symbols properties found directly</text:p>
      <text:p text:style-name="P54"><text:tab/>upon on an object.</text:p>
      <text:p text:style-name="P51"/>
      <text:p text:style-name="P51"><text:tab/><text:span text:style-name="T41">Reflect.ownKeys</text:span><text:span text:style-name="T135"> : Method return </text:span><text:span text:style-name="T46">an array of the target object’s </text:span><text:span text:style-name="T41">own</text:span></text:p>
      <text:p text:style-name="P51"><text:tab/><text:tab/><text:tab/><text:tab/> <text:s text:c="3"/><text:span text:style-name="T41">property</text:span><text:span text:style-name="T46"> keys ( Symbols too )</text:span></text:p>
      <text:p text:style-name="P50"/>
      <text:p text:style-name="P50"><text:soft-page-break/></text:p>
      <text:p text:style-name="P74">Most Commonly Use Cases for Symbols :</text:p>
      <text:p text:style-name="P54"/>
      <text:p text:style-name="P54">1. Unique property values that you don’t want users to overwrite by</text:p>
      <text:p text:style-name="P54"><text:s text:c="5"/>mistake.</text:p>
      <text:p text:style-name="P54">2. <text:s/>Unique keys for identifying object properties.</text:p>
      <text:p text:style-name="P56">3. Symbol type is used to create unique identifiers for objects.</text:p>
      <text:p text:style-name="P90"/>
      <text:p text:style-name="P46"><text:tab/></text:p>
      <text:p text:style-name="P46"/>
      <text:p text:style-name="P46"><text:tab/><text:tab/><text:tab/><text:tab/><text:span text:style-name="T121">OBJECT TO PRIMITIVES</text:span></text:p>
      <text:p text:style-name="P96"/>
      <text:p text:style-name="P54"/>
      <text:p text:style-name="P54">48. <text:span text:style-name="T147">Objects are </text:span><text:span text:style-name="T100">auto-converted to </text:span><text:span text:style-name="T24">primitives</text:span><text:span text:style-name="T147">, and then the operation is</text:span></text:p>
      <text:p text:style-name="P54"><text:s text:c="6"/><text:span text:style-name="T147">carried out.</text:span></text:p>
      <text:p text:style-name="P54"/>
      <text:p text:style-name="P54"><text:s text:c="6"/><text:span text:style-name="T100">All objects are true in a boolean context</text:span><text:span text:style-name="T147">. There are only numeric and</text:span></text:p>
      <text:p text:style-name="P54"><text:s text:c="6"/><text:span text:style-name="T147">string conversion.</text:span></text:p>
      <text:p text:style-name="P54"/>
      <text:p text:style-name="P55"><text:s text:c="6"/><text:span text:style-name="T148">The </text:span><text:span text:style-name="T101">numeric conversion</text:span><text:span text:style-name="T148"> happens when we subtract objects</text:span></text:p>
      <text:p text:style-name="P55"><text:span text:style-name="T148"><text:s text:c="6"/></text:span><text:span text:style-name="T101">(obj1 – obj2)</text:span><text:span text:style-name="T148"> or apply mathematical functions.</text:span></text:p>
      <text:p text:style-name="P55"/>
      <text:p text:style-name="P55"><text:s text:c="5"/><text:span text:style-name="T148">The </text:span><text:span text:style-name="T101">string conversion</text:span><text:span text:style-name="T148"> – it usually happens when we output an object</text:span></text:p>
      <text:p text:style-name="P55"><text:s text:c="5"/><text:span text:style-name="T148">like </text:span><text:span text:style-name="T101">alert(obj)</text:span><text:span text:style-name="T148"> or similar cases.</text:span></text:p>
      <text:p text:style-name="P54"/>
      <text:p text:style-name="P54"/>
      <text:p text:style-name="P54"><text:s/><text:span text:style-name="T14">To Primitive</text:span><text:span text:style-name="T148"> </text:span></text:p>
      <text:p text:style-name="P54"/>
      <text:p text:style-name="P54"><text:s/><text:span text:style-name="T25">To do the conversion, Js tries to find and call three object methods</text:span><text:span text:style-name="T149">.</text:span></text:p>
      <text:p text:style-name="P54"/>
      <text:p text:style-name="P54"><text:span text:style-name="T149">1. </text:span><text:span text:style-name="T15">Call</text:span><text:span text:style-name="T149"> obj[</text:span><text:span text:style-name="T102">Symbol.toPrimitive</text:span><text:span text:style-name="T149">](</text:span><text:span text:style-name="T25">hint</text:span><text:span text:style-name="T149">) – The method with the symbolic key</text:span></text:p>
      <text:p text:style-name="P54"><text:tab/><text:tab/><text:tab/><text:tab/><text:tab/><text:tab/><text:tab/> <text:s/><text:span text:style-name="T102">Symbol.toPrimitive</text:span><text:span text:style-name="T149"> if such method<text:tab/></text:span></text:p>
      <text:p text:style-name="P54"><text:tab/><text:tab/><text:tab/><text:tab/><text:tab/><text:tab/><text:tab/> <text:s/><text:span text:style-name="T149">exists.</text:span></text:p>
      <text:p text:style-name="P63">2. Otherwise if <text:span text:style-name="T2">hint</text:span> is ‘<text:span text:style-name="T22">string</text:span>’</text:p>
      <text:p text:style-name="P63"><text:s/><text:tab/><text:tab/><text:tab/>try <text:span text:style-name="T22">obj.toString()</text:span> and <text:span text:style-name="T22">obj.valueOf()</text:span> whatever exists.</text:p>
      <text:p text:style-name="P63"/>
      <text:p text:style-name="P63">3. Otherwise if hint is ‘<text:span text:style-name="T22">number</text:span>’ or ‘<text:span text:style-name="T22">default</text:span>’</text:p>
      <text:p text:style-name="P63"><text:tab/><text:tab/><text:tab/>try <text:span text:style-name="T22">obj.valueOf()</text:span> and <text:span text:style-name="T22">obj.toString()</text:span>, whatever exists.</text:p>
      <text:p text:style-name="P63"><text:span text:style-name="T22">Note</text:span>: obj[<text:span text:style-name="T22">Symbol.toPrimitive</text:span>] = function(hint) {</text:p>
      <text:p text:style-name="P63"><text:soft-page-break/><text:tab/><text:tab/><text:tab/><text:tab/><text:tab/>// <text:span text:style-name="T22">Must return a primitive value</text:span></text:p>
      <text:p text:style-name="P63"><text:tab/><text:tab/><text:tab/><text:tab/><text:tab/>// hint = string, number, default</text:p>
      <text:p text:style-name="P63"><text:tab/><text:tab/><text:tab/><text:tab/> <text:s text:c="2"/>}</text:p>
      <text:p text:style-name="P63"/>
      <text:p text:style-name="P63">2. <text:span text:style-name="T16">toString/valueOf</text:span><text:span text:style-name="T150"> : Methods from ancient times.</text:span></text:p>
      <text:p text:style-name="P63"><text:tab/><text:tab/><text:tab/> <text:s text:c="8"/><text:span text:style-name="T150">If there’s no Symbol.toPrimitive then Js tries to find</text:span></text:p>
      <text:p text:style-name="P63"><text:tab/><text:tab/><text:tab/> <text:s text:c="8"/><text:span text:style-name="T150">them and try in order.</text:span></text:p>
      <text:p text:style-name="P63"/>
      <text:p text:style-name="P63"><text:s text:c="3"/><text:span text:style-name="T150">i.e </text:span><text:span text:style-name="T16">toString</text:span><text:span text:style-name="T150"> ------&gt; </text:span><text:span text:style-name="T16">vaueOf</text:span><text:span text:style-name="T150"> for ‘</text:span><text:span text:style-name="T103">string</text:span><text:span text:style-name="T150">’ hint</text:span></text:p>
      <text:p text:style-name="P63"><text:s text:c="8"/><text:span text:style-name="T16">valueOf</text:span><text:span text:style-name="T150"> ------&gt; </text:span><text:span text:style-name="T16">toString</text:span><text:span text:style-name="T150"> </text:span><text:span text:style-name="T103">otherwise</text:span><text:span text:style-name="T150">.</text:span></text:p>
      <text:p text:style-name="P65"><text:s/></text:p>
      <text:p text:style-name="P63"><text:span text:style-name="T150"><text:s text:c="3"/></text:span><text:span text:style-name="T26">NOTE</text:span><text:span text:style-name="T150">: T</text:span><text:span text:style-name="T103">hese Methods must return a primitve value</text:span><text:span text:style-name="T150">. If </text:span><text:span text:style-name="T26">toString </text:span><text:span text:style-name="T150">or </text:span></text:p>
      <text:p text:style-name="P63"><text:span text:style-name="T150"><text:tab/> <text:s text:c="6"/></text:span><text:span text:style-name="T26">valueOf returns an object, then it’s ignored</text:span></text:p>
      <text:p text:style-name="P71"/>
      <text:p text:style-name="P64"><text:s text:c="2"/>By default, a <text:span text:style-name="T58">plain object</text:span> has following <text:span text:style-name="T58">toString</text:span> and <text:span text:style-name="T58">valueOf methods</text:span>.</text:p>
      <text:p text:style-name="P64"/>
      <text:p text:style-name="P64">1. The toString method returns a <text:span text:style-name="T87">string ‘[object Object</text:span>]’</text:p>
      <text:p text:style-name="P64">2. The valueOf method returns the <text:span text:style-name="T87">object itself</text:span>.</text:p>
      <text:p text:style-name="P71"/>
      <text:p text:style-name="P64"><text:span text:style-name="T2">Example</text:span>: let user = { name: ‘Karan’ }</text:p>
      <text:p text:style-name="P64"><text:tab/> <text:s text:c="7"/>alert( user );<text:tab/><text:tab/><text:tab/><text:tab/>// [object Object]</text:p>
      <text:p text:style-name="P64"><text:tab/> <text:s text:c="7"/>alert( user.valueOf() == user ) <text:tab/>// true</text:p>
      <text:p text:style-name="P64"/>
      <text:p text:style-name="P64">In the absence of Symbol.toPrimitive and valueOf, toString will handle all</text:p>
      <text:p text:style-name="P64">primitive conversions.</text:p>
      <text:p text:style-name="P64"/>
      <text:p text:style-name="P66"><text:span text:style-name="T2">Trickest Question</text:span>: </text:p>
      <text:p text:style-name="P66"><text:tab/><text:tab/><text:tab/><text:tab/>let user = {</text:p>
      <text:p text:style-name="P66"><text:tab/><text:tab/><text:tab/><text:tab/><text:tab/><text:tab/>name: ‘Karan’,</text:p>
      <text:p text:style-name="P66"><text:tab/><text:tab/><text:tab/><text:tab/><text:tab/><text:tab/>money: 1000,</text:p>
      <text:p text:style-name="P66"/>
      <text:p text:style-name="P66"><text:tab/><text:tab/><text:tab/><text:tab/><text:tab/><text:tab/>toString() {</text:p>
      <text:p text:style-name="P66"><text:tab/><text:tab/><text:tab/><text:tab/><text:tab/><text:tab/><text:tab/>return { name: ‘Dang’ }</text:p>
      <text:p text:style-name="P66"><text:tab/><text:tab/><text:tab/><text:tab/><text:tab/><text:tab/><text:tab/>}</text:p>
      <text:p text:style-name="P66"><text:tab/><text:tab/><text:tab/><text:tab/><text:tab/><text:tab/>}</text:p>
      <text:p text:style-name="P66"/>
      <text:p text:style-name="P66">Now, <text:span text:style-name="T53">alert( user )</text:span> <text:s/><text:tab/><text:tab/>// <text:span text:style-name="T87">Gives Error</text:span></text:p>
      <text:p text:style-name="P66"><text:span text:style-name="T57">But in the above notes, it is said the error gets ignored, then why</text:span> ?</text:p>
      <text:p text:style-name="P66"><text:soft-page-break/><text:span text:style-name="T2">Solution</text:span>: <text:span text:style-name="T87">alert can only show a string in the dialog box</text:span>. If alert is passed an object, it says ‘ok no problem. I will just call <text:span text:style-name="T2">toString </text:span>of that object and get it’s string representation and show that instead. ToString is then called successfully without any errors but the <text:span text:style-name="T87">return value is not a string</text:span>. Alert is now in panic mode, it doesn’t know what yo do with this object, it throws and error. So techniqually toString never threw an error(even if if didn’t return a string), it’s what called <text:span text:style-name="T22">alert that threw an error</text:span> because it expected a string out of it.</text:p>
      <text:p text:style-name="P66"/>
      <text:p text:style-name="P66"/>
      <text:p text:style-name="P115">49. In Js, <text:span text:style-name="T2">null</text:span> and <text:span text:style-name="T2">undefined</text:span> are not considered objects. They are pure</text:p>
      <text:p text:style-name="P115"><text:s text:c="6"/>ptimitive. Whereas, others are consider/act as an object.</text:p>
      <text:p text:style-name="P115"><text:s text:c="6"/>Object wrapper is created and then is destroyed in case of primitves</text:p>
      <text:p text:style-name="P115"/>
      <text:p text:style-name="P115">50. 1billion = 100cores (9zeros) can be written as <text:span text:style-name="T2">1e9</text:span> in Js.</text:p>
      <text:p text:style-name="P115"/>
      <text:p text:style-name="P116">51. A number is stored in 64-bit format.</text:p>
      <text:p text:style-name="P116"/>
      <text:p text:style-name="P116">52. The value of NaN is unique, i.e it doesn’t equal anything, including</text:p>
      <text:p text:style-name="P116"><text:s text:c="6"/>itself. <text:tab/><text:tab/>i.e <text:span text:style-name="T104">alert(NaN === NaN)</text:span> ----&gt; <text:span text:style-name="T104">FALSE</text:span></text:p>
      <text:p text:style-name="P116"/>
      <text:p text:style-name="P116">53. The function <text:span text:style-name="T2">parseInt</text:span> returns a number, while <text:span text:style-name="T2">parseFloat</text:span> will return</text:p>
      <text:p text:style-name="P116"><text:s text:c="6"/>a floating point number. They read number from a string until they cant</text:p>
      <text:p text:style-name="P116"><text:s text:c="6"/>Ex: <text:span text:style-name="T104">parseInt(‘100px’) ---&gt; 100</text:span></text:p>
      <text:p text:style-name="P116"/>
      <text:p text:style-name="P116">54. <text:span text:style-name="T2">STRING METHODS</text:span>:</text:p>
      <text:p text:style-name="P116"/>
      <text:p text:style-name="P116">1. <text:span text:style-name="T2">Includes</text:span>: <text:span text:style-name="T104">str.</text:span><text:span text:style-name="T27">includes</text:span><text:span text:style-name="T104">(</text:span><text:span text:style-name="T68">substr, pos</text:span><text:span text:style-name="T104">)</text:span></text:p>
      <text:p text:style-name="P116"><text:span text:style-name="T104"/></text:p>
      <text:p text:style-name="P116"><text:s text:c="2"/><text:tab/><text:tab/> <text:s/><text:span text:style-name="T2">Returns</text:span>: true, if found else false.</text:p>
      <text:p text:style-name="P116"/>
      <text:p text:style-name="P116">2. <text:span text:style-name="T2">Slice</text:span><text:tab/>: str.<text:span text:style-name="T2">slice</text:span>(<text:span text:style-name="T68">start, [end]</text:span>)<text:tab/><text:tab/> //Mostly Used</text:p>
      <text:p text:style-name="P116"/>
      <text:p text:style-name="P116"><text:tab/><text:tab/><text:span text:style-name="T17">Retruns</text:span><text:span text:style-name="T151">: the part of the string from the start, </text:span><text:span text:style-name="T70">but not including</text:span></text:p>
      <text:p text:style-name="P116"><text:span text:style-name="T69"><text:tab/><text:tab/><text:tab/> <text:s text:c="5"/></text:span><text:span text:style-name="T70">the end</text:span><text:span text:style-name="T151">.</text:span></text:p>
      <text:p text:style-name="P116"><text:tab/><text:tab/><text:span text:style-name="T105">If end is not given, then slice goes till the end of the string</text:span><text:span text:style-name="T151">.</text:span></text:p>
      <text:p text:style-name="P116"><text:tab/><text:tab/><text:span text:style-name="T151">Negative values are also possible.</text:span></text:p>
      <text:p text:style-name="P116"/>
      <text:p text:style-name="P116"/>
      <text:p text:style-name="P116"><text:soft-page-break/></text:p>
      <text:p text:style-name="P116"/>
      <text:p text:style-name="P117">3. <text:span text:style-name="T2">Substring</text:span>: str.<text:span text:style-name="T2">substring</text:span>(<text:span text:style-name="T68">start, [end]</text:span>)</text:p>
      <text:p text:style-name="P117"/>
      <text:p text:style-name="P117"><text:tab/><text:tab/> <text:s/><text:span text:style-name="T2">Returns</text:span>: Returns the part of the string b/w start and end.</text:p>
      <text:p text:style-name="P117"><text:tab/><text:tab/><text:tab/><text:tab/>Same as slice, but allows start to be greater than end.</text:p>
      <text:p text:style-name="P117"><text:tab/><text:tab/><text:tab/><text:tab/>Negative values are treated as 0.</text:p>
      <text:p text:style-name="P117"/>
      <text:p text:style-name="P117">4. <text:span text:style-name="T2">Substr</text:span>: str.<text:span text:style-name="T2">substr</text:span>(<text:span text:style-name="T68">start. [end]</text:span>)</text:p>
      <text:p text:style-name="P117"/>
      <text:p text:style-name="P117"><text:tab/><text:tab/><text:span text:style-name="T2">Returns</text:span>: Return the part of the string, <text:span text:style-name="T27">from the start with the</text:span></text:p>
      <text:p text:style-name="P117"><text:tab/><text:tab/><text:tab/> <text:s text:c="5"/><text:span text:style-name="T27">given length</text:span>.</text:p>
      <text:p text:style-name="P117"><text:tab/><text:tab/><text:tab/> <text:s text:c="5"/>The first argument can be -ve.</text:p>
      <text:p text:style-name="P117"/>
      <text:p text:style-name="P118">55. <text:span text:style-name="T2">ARRAYS</text:span> And its’s <text:span text:style-name="T2">METHODS</text:span>.</text:p>
      <text:p text:style-name="P118"/>
      <text:p text:style-name="P118"><text:tab/>Method-1: let arr = new Array();</text:p>
      <text:p text:style-name="P118"><text:tab/>Method-2: let arr = [ ];</text:p>
      <text:p text:style-name="P118"/>
      <text:p text:style-name="P118"><text:s text:c="8"/>Methods in Array:</text:p>
      <text:p text:style-name="P118"><text:s text:c="4"/></text:p>
      <text:p text:style-name="P118">1. <text:span text:style-name="T2">Queue</text:span> : Push and Shift (Removes first element from start)</text:p>
      <text:p text:style-name="P118">2. <text:span text:style-name="T2">Stack</text:span> <text:s/>: Push and Pop</text:p>
      <text:p text:style-name="P118">3. <text:span text:style-name="T2">Deque</text:span>: Push, Pop, Shift, Unshift (Add first element to start)</text:p>
      <text:p text:style-name="P118"/>
      <text:p text:style-name="P118">We use <text:span text:style-name="T104">for ... of</text:span> in <text:span text:style-name="T2">Arrays</text:span>, and <text:span text:style-name="T104">for....in</text:span> in <text:span text:style-name="T2">objects</text:span>.</text:p>
      <text:p text:style-name="P118"/>
      <text:p text:style-name="P118">1. <text:span text:style-name="T2">Slice</text:span> Method: arr.<text:span text:style-name="T2">slice</text:span>(<text:span text:style-name="T68">start, [end]</text:span>)</text:p>
      <text:p text:style-name="P118"><text:tab/></text:p>
      <text:p text:style-name="P118"><text:tab/><text:tab/><text:tab/><text:span text:style-name="T2">Returns</text:span>: It returns new array copying it all items,</text:p>
      <text:p text:style-name="P118"><text:tab/><text:tab/><text:tab/><text:tab/> <text:s text:c="5"/>from start to end but <text:span text:style-name="T104">Not including the</text:span></text:p>
      <text:p text:style-name="P118"><text:tab/><text:tab/><text:tab/><text:tab/> <text:s text:c="5"/><text:span text:style-name="T104">end</text:span>.</text:p>
      <text:p text:style-name="P118"/>
      <text:p text:style-name="P118"><text:tab/><text:span text:style-name="T28">Important</text:span><text:span text:style-name="T152">: </text:span><text:span text:style-name="T106">We can call it without arguments</text:span><text:span text:style-name="T152">: i.e </text:span><text:span text:style-name="T18">arr.slice(</text:span><text:span text:style-name="T152">)</text:span></text:p>
      <text:p text:style-name="P118"><text:tab/><text:tab/><text:tab/> <text:span text:style-name="T106">It creates a copy of an array</text:span><text:span text:style-name="T152">.</text:span></text:p>
      <text:p text:style-name="P118"><text:tab/><text:tab/><text:tab/> <text:span text:style-name="T152">That’s often used to obtain a copy for further </text:span></text:p>
      <text:p text:style-name="P118"><text:s/><text:tab/><text:tab/><text:tab/> <text:span text:style-name="T152">transformation that shouldn’t affect the original</text:span></text:p>
      <text:p text:style-name="P118"><text:tab/><text:tab/><text:tab/> <text:span text:style-name="T152">array.</text:span></text:p>
      <text:p text:style-name="P118"><text:tab/><text:tab/></text:p>
      <text:p text:style-name="P119"><text:soft-page-break/>2. <text:span text:style-name="T2">Splice</text:span> Method: Add, Remove, Replace <text:tab/><text:tab/>//Mostly Used</text:p>
      <text:p text:style-name="P119"><text:tab/><text:tab/><text:tab/> <text:s text:c="2"/>arr.<text:span text:style-name="T2">splice</text:span>(<text:span text:style-name="T68">index, deleteCount, e1...</text:span>).</text:p>
      <text:p text:style-name="P119"><text:tab/><text:tab/><text:tab/><text:tab/></text:p>
      <text:p text:style-name="P119"><text:tab/><text:tab/><text:tab/><text:span text:style-name="T107">It modifies the original array</text:span><text:span text:style-name="T153"> !</text:span></text:p>
      <text:p text:style-name="P119"/>
      <text:p text:style-name="P119"><text:tab/><text:tab/><text:tab/> <text:s/><text:span text:style-name="T2">Returns</text:span>: An array of removed elements.</text:p>
      <text:p text:style-name="P119"><text:tab/><text:tab/><text:tab/><text:tab/><text:tab/>-ve index are allowed, they specify the</text:p>
      <text:p text:style-name="P119"><text:tab/><text:tab/><text:tab/><text:tab/><text:tab/>pos from the end of the array.</text:p>
      <text:p text:style-name="P119"/>
      <text:p text:style-name="P120">3. <text:span text:style-name="T2">forEach</text:span> Method: The arr.forEach method allows to run a function</text:p>
      <text:p text:style-name="P120"><text:tab/><text:tab/><text:tab/> <text:s text:c="5"/>for every element of the array.</text:p>
      <text:p text:style-name="P120"><text:tab/><text:tab/><text:tab/></text:p>
      <text:p text:style-name="P120"><text:tab/><text:tab/><text:tab/> <text:s text:c="5"/><text:span text:style-name="T2">Syntax</text:span>: forEach( function (item, index, array) { } )</text:p>
      <text:p text:style-name="P120"/>
      <text:p text:style-name="P120"><text:tab/><text:span text:style-name="T104">The result of the function (if it returns) is thrown away and ignored</text:span>.</text:p>
      <text:p text:style-name="P120"/>
      <text:p text:style-name="P121">4. <text:span text:style-name="T2">find</text:span> and <text:span text:style-name="T2">findIndex</text:span>: We have an array of objects.</text:p>
      <text:p text:style-name="P121"><text:tab/><text:tab/><text:tab/><text:tab/> We need to find an object with specific conditions.</text:p>
      <text:p text:style-name="P121"><text:tab/><text:tab/><text:tab/><text:tab/> <text:span text:style-name="T2">Returns true</text:span>, the search is stopped and <text:span text:style-name="T27">item</text:span> is</text:p>
      <text:p text:style-name="P121"><text:tab/><text:tab/><text:tab/><text:tab/> <text:span text:style-name="T27">returned</text:span>.</text:p>
      <text:p text:style-name="P121"><text:tab/><text:tab/><text:tab/><text:tab/> <text:span text:style-name="T27">Else undefined</text:span>.</text:p>
      <text:p text:style-name="P121"/>
      <text:p text:style-name="P121"><text:s/>And <text:span text:style-name="T2">findIndex</text:span> returns <text:span text:style-name="T27">index</text:span> where the <text:span text:style-name="T104">element</text:span> is found <text:span text:style-name="T104">else -1</text:span>.</text:p>
      <text:p text:style-name="P121"/>
      <text:p text:style-name="P121"/>
      <text:p text:style-name="P121">5. <text:span text:style-name="T2">filter</text:span> Method: The <text:span text:style-name="T2">find</text:span> method looks for a single( first ) element</text:p>
      <text:p text:style-name="P121"><text:tab/><text:tab/><text:tab/> <text:s/>that makes the function return true.</text:p>
      <text:p text:style-name="P121"><text:tab/><text:tab/> <text:s text:c="9"/>If <text:span text:style-name="T104">there may be many</text:span>, we can <text:span text:style-name="T68">use arr.filter(fn)</text:span>.</text:p>
      <text:p text:style-name="P120"/>
      <text:p text:style-name="P121"><text:span text:style-name="T104">Transforming an Array</text:span>: <text:span text:style-name="T2">MAP</text:span></text:p>
      <text:p text:style-name="P121"/>
      <text:p text:style-name="P121"><text:tab/>Returns an array of result.</text:p>
      <text:p text:style-name="P121"><text:tab/>Ex: Here we transform each element into it’s length.</text:p>
      <text:p text:style-name="P121"/>
      <text:p text:style-name="P121"><text:tab/>Let <text:span text:style-name="T2">arr</text:span> = [‘Karan’, ‘Singh’, ‘Negi’].<text:span text:style-name="T27">map</text:span>( item =&gt; item.length);</text:p>
      <text:p text:style-name="P121"><text:tab/>console.log(arr) // <text:span text:style-name="T104">[5, 5, 4]</text:span>.</text:p>
      <text:p text:style-name="P120"/>
      <text:p text:style-name="P122">6. <text:span text:style-name="T2">Split</text:span> and <text:span text:style-name="T2">Join</text:span> Method: The <text:span text:style-name="T2">split</text:span>(<text:span text:style-name="T104">delimiter</text:span>) method. It <text:span text:style-name="T68">splits the string</text:span></text:p>
      <text:p text:style-name="P122"><text:tab/><text:tab/><text:tab/><text:tab/> <text:s text:c="6"/><text:span text:style-name="T68">into an array</text:span> by the given delimiter.</text:p>
      <text:p text:style-name="P122"><text:soft-page-break/></text:p>
      <text:p text:style-name="P122"><text:tab/><text:span text:style-name="T2">Join</text:span> does the opposite: <text:span text:style-name="T104">Takes an array and returns a string</text:span>.</text:p>
      <text:p text:style-name="P122">7. <text:span text:style-name="T2">Reduce</text:span> and <text:span text:style-name="T2">Reduce Right</text:span>: When we need to iterate over an array</text:p>
      <text:p text:style-name="P122"><text:tab/><text:tab/><text:tab/><text:tab/><text:tab/> <text:s text:c="5"/>forEach, for, for...of</text:p>
      <text:p text:style-name="P122"><text:tab/>When we need to iterate and return the data for each element, we can</text:p>
      <text:p text:style-name="P122"><text:tab/>use MAP.</text:p>
      <text:p text:style-name="P122"><text:tab/>Reduce belongs to that breed too.</text:p>
      <text:p text:style-name="P122"/>
      <text:p text:style-name="P122"><text:tab/><text:span text:style-name="T2">Syntax</text:span>: arr.<text:span text:style-name="T2">reduce</text:span>( (<text:span text:style-name="T104">accumulator</text:span>, item, index, array) { }, (<text:span text:style-name="T104">initial</text:span>) )</text:p>
      <text:p text:style-name="P122"/>
      <text:p text:style-name="P122"><text:s text:c="2"/><text:span text:style-name="T38">NOTE</text:span>: As the function is applied, <text:span text:style-name="T104">the result of the previous function call</text:span></text:p>
      <text:p text:style-name="P122"><text:tab/> <text:s text:c="5"/><text:span text:style-name="T104">is </text:span><text:span text:style-name="T107">passed to the next one as it’s argument</text:span><text:span text:style-name="T153">.</text:span></text:p>
      <text:p text:style-name="P122"/>
      <text:p text:style-name="P122"><text:tab/> <text:s text:c="5"/><text:span text:style-name="T153">If there’s </text:span><text:span text:style-name="T107">no initial value</text:span><text:span text:style-name="T153">, then the reduce takes the first element </text:span></text:p>
      <text:p text:style-name="P122"><text:tab/> <text:s text:c="5"/><text:span text:style-name="T153">of the array as the initial value and </text:span><text:span text:style-name="T107">starts the iteration from the</text:span><text:span text:style-name="T153"> </text:span></text:p>
      <text:p text:style-name="P122"><text:tab/> <text:s text:c="5"/><text:span text:style-name="T107">second element</text:span><text:span text:style-name="T153">.</text:span></text:p>
      <text:p text:style-name="P122"/>
      <text:p text:style-name="P122"><text:tab/> <text:s text:c="5"/><text:span text:style-name="T153">If </text:span><text:span text:style-name="T107">array is empty, and reduce call without initial value gives error</text:span><text:span text:style-name="T153">.</text:span></text:p>
      <text:p text:style-name="P122"/>
      <text:p text:style-name="P122"/>
      <text:p text:style-name="P123">56. <text:span text:style-name="T2">Array.isArray</text:span> : If we do typeOf [] , it gives object.</text:p>
      <text:p text:style-name="P123"><text:tab/><text:tab/><text:tab/> <text:s text:c="3"/>As we know array is an object type.</text:p>
      <text:p text:style-name="P123"/>
      <text:p text:style-name="P123"><text:tab/><text:tab/><text:tab/> <text:s text:c="2"/>But, there’s exist a <text:span text:style-name="T104">Special Method</text:span> Array.isArray(value)</text:p>
      <text:p text:style-name="P123"><text:tab/><text:tab/><text:tab/> <text:s text:c="2"/>It <text:span text:style-name="T104">returns true if the value is an array</text:span> and <text:span text:style-name="T104">false</text:span> otherwise</text:p>
      <text:p text:style-name="P123"/>
      <text:p text:style-name="P123"><text:span text:style-name="T2">IMPORTANT</text:span>: Sort, Reverse and Splice modifies the array.</text:p>
      <text:p text:style-name="P123"/>
      <text:p text:style-name="P123"/>
      <text:p text:style-name="P124">57. <text:span text:style-name="T27">ITERABLES</text:span>:</text:p>
      <text:p text:style-name="P124"/>
      <text:p text:style-name="P124"><text:tab/><text:span text:style-name="T27">Objects</text:span> that can be used in <text:span text:style-name="T104">for...of</text:span> are <text:span text:style-name="T2">called iterable</text:span>.</text:p>
      <text:p text:style-name="P124"><text:tab/>Iterable objects is a generalization of arrays.</text:p>
      <text:p text:style-name="P124"/>
      <text:p text:style-name="P124"><text:tab/>Ex: Arrays are iterables, strings are iterable.</text:p>
      <text:p text:style-name="P124"/>
      <text:p text:style-name="P124"><text:tab/>There are two offical terms that look similar, but are very different.</text:p>
      <text:p text:style-name="P124"/>
      <text:p text:style-name="P124"/>
      <text:p text:style-name="P124"><text:soft-page-break/><text:tab/>Iterables are objects, that implements the Symbol.iterator method.</text:p>
      <text:p text:style-name="P124"/>
      <text:p text:style-name="P124"><text:tab/>Array-Like are objects that have index and length so that they look</text:p>
      <text:p text:style-name="P124"><text:tab/>like arrays.</text:p>
      <text:p text:style-name="P124"/>
      <text:p text:style-name="P124"><text:tab/>Example: let obj = { </text:p>
      <text:p text:style-name="P124"><text:tab/><text:tab/><text:tab/><text:tab/><text:tab/>‘0’ : 1,</text:p>
      <text:p text:style-name="P124"><text:tab/><text:tab/><text:tab/><text:tab/><text:tab/>‘1’ : 2,</text:p>
      <text:p text:style-name="P124"><text:tab/><text:tab/><text:tab/><text:tab/><text:tab/>length: 2</text:p>
      <text:p text:style-name="P124"><text:tab/><text:tab/><text:tab/><text:tab/>}</text:p>
      <text:p text:style-name="P124"/>
      <text:p text:style-name="P125">58. Array.from : There’s a universal method <text:span text:style-name="T27">array.from</text:span>(obj) that takes an</text:p>
      <text:p text:style-name="P125"><text:tab/><text:tab/><text:tab/><text:span text:style-name="T48">iterable or array-like value</text:span> and makes a ‘real’ array from it</text:p>
      <text:p text:style-name="P125"><text:tab/><text:tab/><text:tab/><text:span text:style-name="T27">Then we can use array methods on them</text:span>.</text:p>
      <text:p text:style-name="P125"/>
      <text:p text:style-name="P125">59. <text:span text:style-name="T19">Map</text:span><text:span text:style-name="T154"> : It is a </text:span><text:span text:style-name="T108">collection of keyed data items</text:span><text:span text:style-name="T154">, just like an object. But the</text:span></text:p>
      <text:p text:style-name="P125"><text:tab/> <text:s text:c="7"/><text:span text:style-name="T154">main difference is that Map </text:span><text:span text:style-name="T108">allows </text:span><text:span text:style-name="T29">key</text:span><text:span text:style-name="T108"> of </text:span><text:span text:style-name="T29">any</text:span><text:span text:style-name="T108"> </text:span><text:span text:style-name="T29">type</text:span><text:span text:style-name="T154">.</text:span></text:p>
      <text:p text:style-name="P125"/>
      <text:p text:style-name="P125"><text:tab/><text:span text:style-name="T19">Example</text:span><text:span text:style-name="T154">: let map = </text:span><text:span text:style-name="T108">new Map ()</text:span><text:span text:style-name="T154">;</text:span></text:p>
      <text:p text:style-name="P125"><text:tab/><text:tab/> <text:s text:c="12"/><text:span text:style-name="T154">map.</text:span><text:span text:style-name="T19">set</text:span><text:span text:style-name="T154">(‘Karan’, ‘Negi’);</text:span></text:p>
      <text:p text:style-name="P125"><text:tab/><text:tab/><text:span text:style-name="T154">map.</text:span><text:span text:style-name="T19">set</text:span><text:span text:style-name="T154">(true, fase);</text:span></text:p>
      <text:p text:style-name="P125"><text:tab/><text:tab/><text:span text:style-name="T154">map.</text:span><text:span text:style-name="T19">set</text:span><text:span text:style-name="T154">( {name: ‘dang’}, ‘yes’); <text:s text:c="2"/>// Can also use object as keys</text:span></text:p>
      <text:p text:style-name="P125"/>
      <text:p text:style-name="P126"><text:span text:style-name="T2">Note</text:span>: <text:span text:style-name="T104">map.set</text:span> call <text:span text:style-name="T104">returns the map itself</text:span>, so we can chain the calls.</text:p>
      <text:p text:style-name="P126"/>
      <text:p text:style-name="P124"><text:tab/></text:p>
      <text:p text:style-name="P122"><text:tab/></text:p>
      <text:p text:style-name="P122"><text:s/><text:span text:style-name="T154">Method-2: Other way for initalizing maps is:</text:span></text:p>
      <text:p text:style-name="P122"><text:tab/><text:tab/> <text:span text:style-name="T154">let map = new </text:span><text:span text:style-name="T108">Map</text:span><text:span text:style-name="T154">( </text:span><text:span text:style-name="T108">[</text:span></text:p>
      <text:p text:style-name="P122"><text:tab/><text:tab/><text:tab/><text:tab/><text:tab/><text:tab/><text:span text:style-name="T154">[‘Karan’, 1],</text:span></text:p>
      <text:p text:style-name="P122"><text:tab/><text:tab/><text:tab/><text:tab/><text:tab/><text:tab/><text:span text:style-name="T154">[‘Negi’, ‘Yes’],</text:span></text:p>
      <text:p text:style-name="P122"><text:tab/><text:tab/><text:tab/><text:tab/><text:tab/><text:tab/><text:span text:style-name="T154">[true, false]</text:span></text:p>
      <text:p text:style-name="P122"><text:tab/><text:tab/><text:tab/><text:tab/><text:tab/><text:tab/><text:span text:style-name="T108">]</text:span><text:span text:style-name="T154"> )</text:span></text:p>
      <text:p text:style-name="P122"/>
      <text:p text:style-name="P126"><text:span text:style-name="T2">Iteration over Map</text:span>: <text:s/>1. map.<text:span text:style-name="T104">keys</text:span>() <text:tab/>// returns an iterable key</text:p>
      <text:p text:style-name="P126"><text:tab/><text:tab/><text:tab/> <text:s text:c="8"/>2. map.<text:span text:style-name="T104">value</text:span><text:span text:style-name="T109">s</text:span>()<text:tab/>// returns an iterable values</text:p>
      <text:p text:style-name="P126"><text:tab/><text:tab/><text:tab/> <text:s text:c="8"/>3. map.<text:span text:style-name="T104">entries</text:span>()<text:tab/>// [key, value]</text:p>
      <text:p text:style-name="P126"/>
      <text:p text:style-name="P127"><text:span text:style-name="T2">NOTE</text:span>: The <text:span text:style-name="T104">iteration goes in the same order as the values were inserted</text:span>.</text:p>
      <text:p text:style-name="P127"><text:soft-page-break/><text:tab/><text:span text:style-name="T2">Map</text:span> <text:span text:style-name="T104">preserves</text:span> the <text:span text:style-name="T27">order</text:span>, unlinke a regular object.</text:p>
      <text:p text:style-name="P127"/>
      <text:p text:style-name="P127"><text:s/>How to get a <text:span text:style-name="T2">MAP</text:span> from an Object?</text:p>
      <text:p text:style-name="P127"/>
      <text:p text:style-name="P127"><text:span text:style-name="T2">Sol</text:span> – let map = new <text:span text:style-name="T2">Map</text:span> ( <text:span text:style-name="T104">Object.entries(object_name)</text:span> );</text:p>
      <text:p text:style-name="P127"/>
      <text:p text:style-name="P127"/>
      <text:p text:style-name="P127">2.<text:span text:style-name="T2"> Object.fromEntries</text:span>: this does the opposite, given an array of</text:p>
      <text:p text:style-name="P127"><text:s text:c="5"/><text:span text:style-name="T104">[‘key’, value ]</text:span> pairs, it <text:span text:style-name="T104">creates an object from it</text:span>.</text:p>
      <text:p text:style-name="P127"/>
      <text:p text:style-name="P127"/>
      <text:p text:style-name="P127">60. <text:span text:style-name="T2">SET</text:span> : A set is a special type collection – ‘set the value’ (without-key)</text:p>
      <text:p text:style-name="P127"><text:tab/> <text:s text:c="6"/>where <text:span text:style-name="T68">each value can occur only once</text:span>.</text:p>
      <text:p text:style-name="P127"/>
      <text:p text:style-name="P128">61. <text:span text:style-name="T2">WeakMap</text:span> and <text:span text:style-name="T2">WeakSet</text:span>:</text:p>
      <text:p text:style-name="P128"/>
      <text:p text:style-name="P128"><text:tab/>Usuallu, properties of an object or elements of an array or another </text:p>
      <text:p text:style-name="P128"><text:tab/>data structure are consider reachable and kept in memory while the</text:p>
      <text:p text:style-name="P128"><text:tab/>data structure is in memory.</text:p>
      <text:p text:style-name="P128"/>
      <text:p text:style-name="P128"><text:tab/>But in WeakMap/WeakSet, keys must be objects, not the </text:p>
      <text:p text:style-name="P128"><text:s text:c="9"/>primitive values.</text:p>
      <text:p text:style-name="P128"><text:tab/>If you try to set key as primitive value. It gives an error.</text:p>
      <text:p text:style-name="P128"/>
      <text:p text:style-name="P128"><text:tab/>Now if we use an object as a key in it, and there are no other</text:p>
      <text:p text:style-name="P128"><text:tab/>references to that obejct, It will be removed from memory</text:p>
      <text:p text:style-name="P128"><text:tab/>and map automatically.</text:p>
      <text:p text:style-name="P128"/>
      <text:p text:style-name="P129">62. <text:span text:style-name="T155">DESTRUCTURING</text:span> Assignment:</text:p>
      <text:p text:style-name="P129"/>
      <text:p text:style-name="P129"><text:s/><text:tab/>Destructuring Assignment is a special syntax that allows us to</text:p>
      <text:p text:style-name="P129"><text:tab/><text:span text:style-name="T60">‘un-pack’ array or obejcts into a bunch of variables</text:span>, as sometimes</text:p>
      <text:p text:style-name="P129"><text:tab/>that’s more convinient.</text:p>
      <text:p text:style-name="P129"/>
      <text:p text:style-name="P129"><text:tab/><text:span text:style-name="T20">Example</text:span><text:span text:style-name="T156">: let arr = [‘Karan’, ‘Negi’]</text:span></text:p>
      <text:p text:style-name="P129"><text:tab/><text:tab/> <text:s text:c="7"/><text:span text:style-name="T110">let [firstName, lastName] = arr</text:span><text:span text:style-name="T156">;</text:span></text:p>
      <text:p text:style-name="P129"/>
      <text:p text:style-name="P129"><text:tab/><text:tab/><text:tab/><text:span text:style-name="T156">console.log(firstName, lastName); // Karan, Negi</text:span></text:p>
      <text:p text:style-name="P129"/>
      <text:p text:style-name="P130"><text:soft-page-break/>It is called destructuring assignment, because it destructurizes by copying</text:p>
      <text:p text:style-name="P130">items into variables. But the array is not modified.</text:p>
      <text:p text:style-name="P130"/>
      <text:p text:style-name="P130"><text:span text:style-name="T2">NOTE</text:span>: Actually, <text:span text:style-name="T104">we can use it with any iterable not only arrays</text:span>.</text:p>
      <text:p text:style-name="P129"><text:tab/></text:p>
      <text:p text:style-name="P136">THE REST <text:span text:style-name="T104">...</text:span></text:p>
      <text:p text:style-name="P130"/>
      <text:p text:style-name="P130"><text:s/>IF we want not just to get the first values, but also to <text:span text:style-name="T104">gather all</text:span> that</text:p>
      <text:p text:style-name="P130"><text:s/>follows, we add one more parameters that gets ‘<text:span text:style-name="T27">the rest</text:span>’using the </text:p>
      <text:p text:style-name="P130"><text:s/>three dots <text:span text:style-name="T27">...</text:span></text:p>
      <text:p text:style-name="P130"/>
      <text:p text:style-name="P130"><text:span text:style-name="T104"><text:s/>The value of the </text:span><text:span text:style-name="T27">rest</text:span><text:span text:style-name="T104"> is the </text:span><text:span text:style-name="T27">array</text:span><text:span text:style-name="T104"> of the remaning elements</text:span>.</text:p>
      <text:p text:style-name="P130"/>
      <text:p text:style-name="P130"><text:span text:style-name="T2">Example</text:span>: let [a, b, <text:span text:style-name="T104">...</text:span>c] = [1, 2, 3, 4, 5, 6]</text:p>
      <text:p text:style-name="P130"><text:tab/></text:p>
      <text:p text:style-name="P130"><text:tab/>Hence, a = 1, b = 2, <text:span text:style-name="T104">c = [3, 4, 5, 6]</text:span></text:p>
      <text:p text:style-name="P130"/>
      <text:p text:style-name="P130"><text:span text:style-name="T2">Default Values</text:span>: If there are <text:span text:style-name="T68">fewer values in the array</text:span>, than variables in the</text:p>
      <text:p text:style-name="P130"><text:tab/><text:tab/><text:tab/>assignment. <text:span text:style-name="T27">There will be no errors</text:span>.</text:p>
      <text:p text:style-name="P130"/>
      <text:p text:style-name="P130"><text:tab/><text:tab/><text:tab/><text:span text:style-name="T104">Absent values are considered</text:span> ‘<text:span text:style-name="T2">undefined</text:span>’.</text:p>
      <text:p text:style-name="P130"/>
      <text:p text:style-name="P130"><text:tab/><text:tab/><text:tab/><text:span text:style-name="T2">Example</text:span>: <text:span text:style-name="T104">let [a, b] = [ ]</text:span>;</text:p>
      <text:p text:style-name="P130"><text:tab/><text:tab/><text:tab/><text:tab/><text:tab/>console.log(a, b) <text:s/>// undefined, undefined.</text:p>
      <text:p text:style-name="P130"/>
      <text:p text:style-name="P130"><text:span text:style-name="T2">OBJECT DESTRUCTURING</text:span>:</text:p>
      <text:p text:style-name="P130"/>
      <text:p text:style-name="P132">The destructuring assignment also works with objects.</text:p>
      <text:p text:style-name="P132"/>
      <text:p text:style-name="P132"><text:span text:style-name="T2">Example</text:span>: let obj = { name: ‘Karan’, age: 25, sex: ‘M’ }</text:p>
      <text:p text:style-name="P132"><text:tab/> <text:s text:c="7"/><text:span text:style-name="T104">let { age, name, sex } = obj</text:span>;</text:p>
      <text:p text:style-name="P132"/>
      <text:p text:style-name="P132"><text:tab/><text:span text:style-name="T2">NOTE</text:span>: The <text:span text:style-name="T104">order doesn’t matter but same-key-name matters</text:span>.</text:p>
      <text:p text:style-name="P132"/>
      <text:p text:style-name="P132"><text:tab/><text:tab/> <text:s text:c="4"/>If we want to assign a property to a variable with another</text:p>
      <text:p text:style-name="P132"><text:tab/><text:tab/> <text:s text:c="4"/>name, then use <text:span text:style-name="T104">colon :</text:span> </text:p>
      <text:p text:style-name="P132"/>
      <text:p text:style-name="P132"/>
      <text:p text:style-name="P132"/>
      <text:p text:style-name="P132"><text:soft-page-break/>63. <text:span text:style-name="T2">JSON</text:span> And it’s Methods: </text:p>
      <text:p text:style-name="P131"><text:tab/></text:p>
      <text:p text:style-name="P131"><text:tab/><text:span text:style-name="T157">The JSON is a general format to represent values and obejcts.</text:span></text:p>
      <text:p text:style-name="P131"><text:tab/><text:span text:style-name="T157">Two most common methods of JS provides are -</text:span></text:p>
      <text:p text:style-name="P131"/>
      <text:p text:style-name="P131"><text:tab/><text:span text:style-name="T157">1. </text:span><text:span text:style-name="T21">JSON.stringify</text:span><text:span text:style-name="T157"> : To convert objects into JSON</text:span></text:p>
      <text:p text:style-name="P131"><text:tab/><text:span text:style-name="T157">2. </text:span><text:span text:style-name="T21">JSON.parse</text:span><text:span text:style-name="T157"><text:tab/> <text:s text:c="2"/>: To convert JSON back into an object.</text:span><text:tab/></text:p>
      <text:p text:style-name="P131"/>
      <text:p text:style-name="P131"><text:s/><text:tab/><text:span text:style-name="T157">JSON ---- </text:span><text:span text:style-name="T111">Resuts</text:span><text:span text:style-name="T157"> in --- ‘</text:span><text:span text:style-name="T111">String</text:span><text:span text:style-name="T157">’ type</text:span></text:p>
      <text:p text:style-name="P131"/>
      <text:p text:style-name="P131"><text:tab/><text:span text:style-name="T157">The method </text:span><text:span text:style-name="T21">JSON.stringify</text:span><text:span text:style-name="T157"> takes the </text:span><text:span text:style-name="T111">object and converts</text:span><text:span text:style-name="T157"> it into a</text:span></text:p>
      <text:p text:style-name="P131"><text:tab/><text:span text:style-name="T30">string</text:span><text:span text:style-name="T157">.</text:span></text:p>
      <text:p text:style-name="P131"><text:tab/><text:span text:style-name="T157">The resulting JSON String is called a </text:span><text:span text:style-name="T21">JSON-encoded</text:span><text:span text:style-name="T157">, </text:span><text:span text:style-name="T21">serialized</text:span><text:span text:style-name="T157"> or</text:span></text:p>
      <text:p text:style-name="P131"><text:tab/><text:span text:style-name="T21">stringified</text:span><text:span text:style-name="T157"> or </text:span><text:span text:style-name="T21">Marshalled object</text:span><text:span text:style-name="T157">.</text:span></text:p>
      <text:p text:style-name="P133"/>
      <text:p text:style-name="P133"><text:tab/><text:span text:style-name="T2">NOTE</text:span>: There <text:span text:style-name="T104">must be no circular refrences</text:span>, else it <text:span text:style-name="T104">will give error</text:span>.</text:p>
      <text:p text:style-name="P133"/>
      <text:p text:style-name="P134">b. To decode a JSON-String we need another method JSON.parse().</text:p>
      <text:p text:style-name="P134"/>
      <text:p text:style-name="P134">Beside, <text:span text:style-name="T68">JSON does not support comments</text:span>. Adding a comment to JSON</text:p>
      <text:p text:style-name="P134">is invalid.</text:p>
      <text:p text:style-name="P133"/>
      <text:p text:style-name="P134"/>
      <text:p text:style-name="P134"/>
      <text:p text:style-name="P134"><text:tab/></text:p>
      <text:p text:style-name="P133"/>
      <text:p text:style-name="P131"/>
      <text:p text:style-name="P131"><text:tab/></text:p>
      <text:p text:style-name="P130"/>
      <text:p text:style-name="P129"/>
      <text:p text:style-name="P129"><text:tab/></text:p>
      <text:p text:style-name="P128"/>
      <text:p text:style-name="P128"/>
      <text:p text:style-name="P122"/>
      <text:p text:style-name="P122"/>
      <text:p text:style-name="P118"/>
      <text:p text:style-name="P118"/>
      <text:p text:style-name="P118"><text:s text:c="2"/></text:p>
      <text:p text:style-name="P118"/>
      <text:p text:style-name="P118"><text:soft-page-break/><text:tab/></text:p>
      <text:p text:style-name="P1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11:29:56.947407270</meta:creation-date>
    <dc:date>2021-01-15T16:03:06.447526299</dc:date>
    <meta:editing-duration>PT4H8M29S</meta:editing-duration>
    <meta:editing-cycles>12</meta:editing-cycles>
    <meta:generator>LibreOffice/7.0.3.1$Linux_X86_64 LibreOffice_project/00$Build-1</meta:generator>
    <meta:document-statistic meta:table-count="0" meta:image-count="0" meta:object-count="0" meta:page-count="25" meta:paragraph-count="604" meta:word-count="4419" meta:character-count="26564" meta:non-whitespace-character-count="21285"/>
  </office:meta>
</office:document-meta>
</file>